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4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5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6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1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1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1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18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9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20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21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22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23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24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25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26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27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28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2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3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3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3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3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34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35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36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37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38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39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40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4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4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4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4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4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4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4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4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4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5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5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5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5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5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5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5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5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5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5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6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6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6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6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6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6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6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6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6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6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7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7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7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7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7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7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7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7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7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7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8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9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9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9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9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9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style:font-name="Courier New" style:font-name-asian="Times New Roman" style:font-name-complex="Courier New" fo:color="#000000" fo:font-size="10.5pt" style:font-size-asian="10.5pt" style:font-size-complex="10.5pt"/>
    </style:style>
    <style:style style:name="P95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96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97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98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99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00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01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02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03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04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05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06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07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08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09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10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11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12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13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14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15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16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17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18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19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20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21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22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23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24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25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26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27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28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29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30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31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32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33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34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35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36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37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38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39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40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41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42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43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44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45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46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47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48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49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50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51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52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53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54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55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56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57" style:parent-style-name="HTMLPreformatted" style:family="paragraph">
      <style:paragraph-properties fo:background-color="#FFFFFF">
        <style:background-fill draw:fill="solid" draw:fill-color="#FFFFFF"/>
      </style:paragraph-properties>
      <style:text-properties fo:color="#000000" fo:font-size="10.5pt" style:font-size-asian="10.5pt" style:font-size-complex="10.5pt"/>
    </style:style>
    <style:style style:name="P158" style:parent-style-name="Normal" style:family="paragraph">
      <style:text-properties fo:language="de" fo:country="DE"/>
    </style:style>
    <style:style style:name="P159" style:parent-style-name="Normal" style:family="paragraph">
      <style:text-properties fo:language="de" fo:country="DE"/>
    </style:style>
    <style:style style:name="P160" style:parent-style-name="Normal" style:family="paragraph">
      <style:text-properties fo:language="de" fo:country="DE"/>
    </style:style>
    <style:style style:name="T161" style:parent-style-name="DefaultParagraphFont" style:family="text">
      <style:text-properties fo:language="de" fo:country="DE"/>
    </style:style>
    <style:style style:name="P162" style:parent-style-name="Normal" style:family="paragraph">
      <style:text-properties fo:language="de" fo:country="DE"/>
    </style:style>
    <style:style style:name="T163" style:parent-style-name="DefaultParagraphFont" style:family="text">
      <style:text-properties fo:language="de" fo:country="DE"/>
    </style:style>
    <style:style style:name="P164" style:parent-style-name="Normal" style:family="paragraph">
      <style:text-properties fo:language="de" fo:country="DE"/>
    </style:style>
    <style:style style:name="P165" style:parent-style-name="Normal" style:family="paragraph">
      <style:text-properties fo:language="de" fo:country="DE"/>
    </style:style>
    <style:style style:name="T166" style:parent-style-name="DefaultParagraphFont" style:family="text">
      <style:text-properties fo:language="de" fo:country="DE"/>
    </style:style>
    <style:style style:name="T167" style:parent-style-name="DefaultParagraphFont" style:family="text">
      <style:text-properties fo:language="de" fo:country="DE"/>
    </style:style>
    <style:style style:name="P168" style:parent-style-name="Normal" style:family="paragraph">
      <style:text-properties fo:language="de" fo:country="DE"/>
    </style:style>
    <style:style style:name="P169" style:parent-style-name="Normal" style:family="paragraph">
      <style:text-properties fo:language="de" fo:country="DE"/>
    </style:style>
    <style:style style:name="P170" style:parent-style-name="Normal" style:family="paragraph">
      <style:text-properties fo:language="de" fo:country="DE"/>
    </style:style>
    <style:style style:name="P171" style:parent-style-name="Normal" style:family="paragraph">
      <style:text-properties fo:language="de" fo:country="DE"/>
    </style:style>
    <style:style style:name="P172" style:parent-style-name="Normal" style:family="paragraph">
      <style:text-properties fo:language="de" fo:country="DE"/>
    </style:style>
    <style:style style:name="P173" style:parent-style-name="Normal" style:family="paragraph">
      <style:text-properties fo:language="de" fo:country="DE"/>
    </style:style>
    <style:style style:name="P174" style:parent-style-name="Normal" style:family="paragraph">
      <style:text-properties fo:language="de" fo:country="DE"/>
    </style:style>
    <style:style style:name="P175" style:parent-style-name="Normal" style:family="paragraph">
      <style:text-properties fo:language="de" fo:country="DE"/>
    </style:style>
    <style:style style:name="P176" style:parent-style-name="Normal" style:family="paragraph">
      <style:text-properties fo:language="de" fo:country="DE"/>
    </style:style>
    <style:style style:name="P177" style:parent-style-name="Normal" style:family="paragraph">
      <style:text-properties fo:language="de" fo:country="DE"/>
    </style:style>
    <style:style style:name="P178" style:parent-style-name="Normal" style:family="paragraph">
      <style:text-properties fo:language="de" fo:country="DE"/>
    </style:style>
    <style:style style:name="P179" style:parent-style-name="Normal" style:family="paragraph">
      <style:text-properties fo:language="de" fo:country="DE"/>
    </style:style>
    <style:style style:name="P180" style:parent-style-name="Normal" style:family="paragraph">
      <style:text-properties fo:language="de" fo:country="DE"/>
    </style:style>
    <style:style style:name="P181" style:parent-style-name="Normal" style:family="paragraph">
      <style:text-properties fo:language="de" fo:country="DE"/>
    </style:style>
    <style:style style:name="P182" style:parent-style-name="Normal" style:family="paragraph">
      <style:text-properties fo:language="de" fo:country="DE"/>
    </style:style>
  </office:automatic-styles>
  <office:body>
    <office:text text:use-soft-page-breaks="true">
      <text:p text:style-name="P1">1. RO: Daţi o expresie regulară care acceptă orice număr impar de cuvinte separate prin spaţii, fiecare cuvânt având număr impar de litere.</text:p>
      <text:p text:style-name="P2">EN: Give a regular expression that matches any odd number of words, each word having an odd number of letters.</text:p>
      <text:p text:style-name="P3"/>
      <text:p text:style-name="P4">1.</text:p>
      <text:p text:style-name="P5">RO: Daţi trei expresii regulare care acceptă orice număr ne-negativ multiplu de 5.</text:p>
      <text:p text:style-name="P6">EN: Give three regular expressions that match any non-negative number multiple of 5.</text:p>
      <text:p text:style-name="P7"/>
      <text:p text:style-name="P8"/>
      <text:p text:style-name="P9">2. RO: Daţi patru comenzi care afişează numărul de linii goale dintr-un fişier.</text:p>
      <text:p text:style-name="P10">EN: Give four commands that display the number of empty lines in a file.</text:p>
      <text:p text:style-name="P11"/>
      <text:p text:style-name="P12">3. RO: Scrieţi o comandă SED care afişează liniile dintr-un fişier ştergând din ele primul, al treilea, al cincilea, al şaptelea, etc spaţii.</text:p>
      <text:p text:style-name="P13">EN: Write a SED command that displays a file's lines deleting the first, the third, the fifth, the seventh, etc space on those lines</text:p>
      <text:p text:style-name="P14"/>
      <text:p text:style-name="P15">4. RO: Scrieţi o comandă AWK care afişează produsul ultimului câmp al liniilor de pe poziţii impare care au număr impar de câmpuri.</text:p>
      <text:p text:style-name="P16">EN: Write an AWK command that displays the product of the last field of lines on odd positions having an odd number of fields.</text:p>
      <text:p text:style-name="P17"/>
      <text:p text:style-name="P18">2.</text:p>
      <text:p text:style-name="P19">RO: Daţi cinci comenzi GREP care afişează toate liniile dintr-un fişier care conţin litera "a" mare sau mic.</text:p>
      <text:p text:style-name="P20">EN: Give five GREP commands that display all the lines in a file that contain letter "a" uppercase or lowercase.</text:p>
      <text:p text:style-name="P21"/>
      <text:p text:style-name="P22">3.</text:p>
      <text:p text:style-name="P23">RO: Scrieţi două comenzi SED care afişează dintr-un fişier doar liniile care nu conţin cifra 7.</text:p>
      <text:p text:style-name="P24">EN: Write two SED commands that display from a file only the lines that do not contain digit 7.</text:p>
      <text:p text:style-name="P25"/>
      <text:p text:style-name="P26">4.</text:p>
      <text:p text:style-name="P27">RO: Scrieţi o comandă AWK care afişează suma penultimului câmp al tuturor liniilor.</text:p>
      <text:p text:style-name="P28">EN: Write an AWK command that displays the sum of the next to last field of all lines.</text:p>
      <text:p text:style-name="P29"/>
      <text:p text:style-name="P30"/>
      <text:p text:style-name="P31">5. RO: Daţi patru moduri prin care ieşirea standard a unui proces poate fi redirectată.</text:p>
      <text:p text:style-name="P32">EN: Give four ways of redirecting the standard output of a process.</text:p>
      <text:p text:style-name="P33"/>
      <text:p text:style-name="P34">5.</text:p>
      <text:p text:style-name="P35">RO: Cum puteţi redirecta în linia de comanda ieşirea de eroare prin pipe înspre un alt program?</text:p>
      <text:p text:style-name="P36">EN: How can you redirect on the command line the standard error through pipe to another program?</text:p>
      <text:p text:style-name="P37"/>
      <text:p text:style-name="P38">6.</text:p>
      <text:p text:style-name="P39">RO: Scrieţi un script Shell UNIX care afişează toate argumentele din linia de comandă fără a folosi FOR.</text:p>
      <text:p text:style-name="P40">EN: Write a UNIX Shell script that displays all command line arguments without using FOR</text:p>
      <text:p text:style-name="P41"/>
      <text:p text:style-name="P42"/>
      <text:p text:style-name="P43">6. RO: Scrieţi trei condiţii Shell UNIX care verifică existenţa unui fişier.</text:p>
      <text:p text:style-name="P44">EN: Write three UNIX Shell conditions that check the existence of a file.</text:p>
      <text:p text:style-name="P45"/>
      <text:p text:style-name="P46">7. RO: Desenati ierarhia proceselor create de coduld e mai jos, incluzand procesul parinte.</text:p>
      <text:p text:style-name="P47">EN: Draw the hierarchy of processes created by the code below, including the parent process.</text:p>
      <text:p text:style-name="P48"/>
      <text:p text:style-name="P49"><text:s text:c="4"/>for(i=0; i&lt;3; i++) {</text:p>
      <text:p text:style-name="P50"><text:s text:c="8"/>if(execlp("ls", "ls", "/", NULL) != -1) {</text:p>
      <text:p text:style-name="P51"><text:s text:c="12"/>fork();</text:p>
      <text:p text:style-name="P52"><text:s text:c="8"/>}</text:p>
      <text:p text:style-name="P53"><text:s text:c="4"/>}</text:p>
      <text:p text:style-name="P54"/>
      <text:p text:style-name="P55">8. RO: Adăugaţi codul C necesar pentru ca instrucţiunea de mai jos să nu se blocheze aşteptând la intrarea standard.</text:p>
      <text:p text:style-name="P56">EN: Add the necessary code so that the instruction below does not get stuck waiting for standard input.</text:p>
      <text:p text:style-name="P57"/>
      <text:p text:style-name="P58"><text:s text:c="4"/>execlp("cat", NULL);</text:p>
      <text:p text:style-name="P59"/>
      <text:p text:style-name="P60">9. RO: Schiţaţi o implementare a funcţiilor popen şi pclose, doar pentru cazul în care outputul comenzii e citit în codul C.</text:p>
      <text:p text:style-name="P61">EN: Sketch an implementation of the popen and pclose functions, only for the case when the command output should be read in the C code.</text:p>
      <text:p text:style-name="P62"/>
      <text:p text:style-name="P63">10. RO: Câte FIFO-uri poate deschide pentru citire un process, dacă FIFO-urile sunt şi vor fi întotdeauna folosite de alte procese doar pentru citire?</text:p>
      <text:p text:style-name="P64">EN: How many FIFOs can a process open for reading if the FIFOs are and will ever be used by other processes only for reading?</text:p>
      <text:p text:style-name="P65"/>
      <text:p text:style-name="P66">11. RO: Când aţi folosi un FIFO în locul unui pipe?</text:p>
      <text:p text:style-name="P67">EN: When would you prefer using a FIFO instead of a pipe?</text:p>
      <text:p text:style-name="P68"/>
      <text:p text:style-name="P69">12. RO: Ce este o "secţiune critică"?</text:p>
      <text:p text:style-name="P70">EN: What is a "critical section"?</text:p>
      <text:p text:style-name="P71"/>
      <text:p text:style-name="P72">13. RO: Când aţi folosi un mutex în locul unui rwlock?</text:p>
      <text:p text:style-name="P73">EN: When would you prefer using a mutex instead of a rwlock?</text:p>
      <text:p text:style-name="P74"/>
      <text:p text:style-name="P75">14. RO: Care va fi efectul înlocuirii apelurilor la pthread_mutex_lock cu apeluri la sem_wait?</text:p>
      <text:p text:style-name="P76">EN: What will be the effect of replacing calls to pthread_mutex_lock with calls to sem_wait?</text:p>
      <text:p text:style-name="P77"/>
      <text:p text:style-name="P78">15. RO: Ce face pthread_cond_wait cu mutex-ul primit ca argument?</text:p>
      <text:p text:style-name="P79">EN: What does pthread_cond_wait do with the mutex it gets as argument?</text:p>
      <text:p text:style-name="P80"/>
      <text:p text:style-name="P81">16. RO: Schiţaţi o soluţie pentru problema producător-consumator.</text:p>
      <text:p text:style-name="P82">EN: Sketch a solution for the producer-consumer problem.</text:p>
      <text:p text:style-name="P83"/>
      <text:p text:style-name="P84">17. RO: Ce puteţi face ca programator pentru a preveni deadlock-urile?</text:p>
      <text:p text:style-name="P85">EN: What can you do as a software developer to prevent deadlocks?</text:p>
      <text:p text:style-name="P86"/>
      <text:p text:style-name="P87">18. RO: Prin ce tranziţie de stare va trece un process când apelează pthread_cond_wait? Justificaţi răspunsul.</text:p>
      <text:p text:style-name="P88">EN: What state transition will a process undergo when it calls pthread_cond_wait? Justify your answer.</text:p>
      <text:p text:style-name="P89"/>
      <text:p text:style-name="P90">19. RO: Ce conţinue un fişier de tip director în sistemul de fişiere Linux?</text:p>
      <text:p text:style-name="P91">EN: What is the content of file of type directory in the Linux file system?</text:p>
      <text:p text:style-name="P92"/>
      <text:p text:style-name="P93">20. RO: Explicaţi diferenţa dintre un link simbolic şi un link hard.</text:p>
      <text:p text:style-name="P94">EN: Explain the difference between a symbolic link and a hard link.</text:p>
      <text:p text:style-name="Normal"/>
      <text:p text:style-name="P95">7.</text:p>
      <text:p text:style-name="P96">RO: Desenati ierarhia proceselor create de coduld e mai jos, incluzand procesul parinte.</text:p>
      <text:p text:style-name="P97">EN: Draw the hierarchy of processes created by the code below, including the parent process.</text:p>
      <text:p text:style-name="P98"/>
      <text:p text:style-name="P99"><text:s text:c="4"/>for(i=0; i&lt;3; i++) {</text:p>
      <text:p text:style-name="P100"><text:s text:c="8"/>fork();</text:p>
      <text:p text:style-name="P101"><text:s text:c="8"/>execlp("ls", "ls", "/", NULL);</text:p>
      <text:p text:style-name="P102"><text:s text:c="4"/>}</text:p>
      <text:p text:style-name="P103"/>
      <text:p text:style-name="P104">8.</text:p>
      <text:p text:style-name="P105">RO: Adăugaţi codul C necesar pentru ca fişierul b.txt să fie suprascris cu conţinutul fişierului a.txt din instrucţiunea de mai jos.</text:p>
      <text:p text:style-name="P106">EN: Add the necessary code so that file b.txt is overwritten with the content of file a.txt from the instruction below.</text:p>
      <text:p text:style-name="P107"/>
      <text:p text:style-name="P108"><text:s text:c="4"/>execlp("cat", "cat", "a.txt", NULL);</text:p>
      <text:p text:style-name="P109"/>
      <text:p text:style-name="P110">9.</text:p>
      <text:p text:style-name="P111">RO: De ce nu e recomandat sa comunicaţi bidirecţional printr-un singur FIFO?</text:p>
      <text:p text:style-name="P112">EN: Why is it not advisable to communicate bidirectionally through a single FIFO?</text:p>
      <text:p text:style-name="P113"/>
      <text:p text:style-name="P114">10.</text:p>
      <text:p text:style-name="P115">RO: Câte FIFO-uri poate deschide un process dacă nu sunt şi nici nu vor fi folosite vreodată de vreun alt proces?</text:p>
      <text:p text:style-name="P116">EN: How many FIFOs can a process open if they are not and will not ever be used by any other process?</text:p>
      <text:p text:style-name="P117"/>
      <text:p text:style-name="P118">11.</text:p>
      <text:p text:style-name="P119">RO: Când aţi folosi un process în locul unui thread?</text:p>
      <text:p text:style-name="P120">EN: When would you prefer using a process instead of a thread?</text:p>
      <text:p text:style-name="P121"/>
      <text:p text:style-name="P122">12.</text:p>
      <text:p text:style-name="P123">RO: Ce este o "secţiune critică"?</text:p>
      <text:p text:style-name="P124">EN: What is a "critical section"?</text:p>
      <text:p text:style-name="P125"/>
      <text:p text:style-name="P126">13.</text:p>
      <text:p text:style-name="P127">RO: De ce un thread trebuie să reverifice condiţia la ieşirea din apelul pthread_cond_wait?</text:p>
      <text:p text:style-name="P128">EN: Why should the thread recheck the condition after returning from the pthread_cond_wait call?</text:p>
      <text:p text:style-name="P129"/>
      <text:p text:style-name="P130">14.</text:p>
      <text:p text:style-name="P131">RO: Care va fi efectul înlocuirii apelurilor la pthread_mutex_lock cu apeluri la pthread_rwlock_rdlock?</text:p>
      <text:p text:style-name="P132">EN: What will be the effect of replacing calls to pthread_mutex_lock with calls to pthread_rwlock_rdlock?</text:p>
      <text:p text:style-name="P133"/>
      <text:p text:style-name="P134">15.</text:p>
      <text:p text:style-name="P135">RO: Care e efectul apelului la pthread_barrier_wait pentru o barieră iniţializată cu 1?</text:p>
      <text:p text:style-name="P136">EN: What is the effect of calling pthread_barrier_wait on a barrier initialized with 1?</text:p>
      <text:p text:style-name="P137"/>
      <text:p text:style-name="P138">16.</text:p>
      <text:p text:style-name="P139">RO: Cum puteţi incrementa valoarea unui semafor?</text:p>
      <text:p text:style-name="P140">EN: How can you increment the value of a POSIX semaphore?</text:p>
      <text:p text:style-name="P141"/>
      <text:p text:style-name="P142"/>
      <text:p text:style-name="P143">17.</text:p>
      <text:p text:style-name="P144">RO: Ce puteţi face ca programator pentru a preveni deadlock-urile?</text:p>
      <text:p text:style-name="P145">EN: What can you do as a software developer to prevent deadlocks?</text:p>
      <text:p text:style-name="P146"/>
      <text:p text:style-name="P147"/>
      <text:p text:style-name="P148">18.</text:p>
      <text:p text:style-name="P149">RO: Prin ce tranziţie de stare va trece un process când citeşte dintr-un fişier?</text:p>
      <text:p text:style-name="P150">EN: What state transition will a process undergo when reading from a file?</text:p>
      <text:p text:style-name="P151"/>
      <text:p text:style-name="P152">19.</text:p>
      <text:p text:style-name="P153">RO: Ce conţinue superblocul unui disc Linux?</text:p>
      <text:p text:style-name="P154">EN: What is the content of the superblock on a Linux disk?</text:p>
      <text:p text:style-name="P155"/>
      <text:p text:style-name="P156">20.RO: Se poate crea un link hard spre un fişier aflat pe o altă partiţie? Justificaţi răspunsul.</text:p>
      <text:p text:style-name="P157">EN: Can you create a hard link towards a file on a different partition? Justify your answer.</text:p>
      <text:p text:style-name="Normal"/>
      <text:p text:style-name="Normal">RO: Daţi trei expresii regulare care acceptă orice număr ne-negativ multiplu de 5.</text:p>
      <text:p text:style-name="Normal">EN: Give three regular expressions that match any non-negative number multiple of 5.</text:p>
      <text:p text:style-name="Normal"/>
      <text:p text:style-name="Normal">RO: Daţi cinci comenzi GREP care afişează toate liniile dintr-un fişier care conţin litera "a" mare sau mic.</text:p>
      <text:p text:style-name="Normal">EN: Give five GREP commands that display all the lines in a file that contain letter "a" uppercase or lowercase.</text:p>
      <text:p text:style-name="Normal"/>
      <text:p text:style-name="Normal">RO: Scrieţi două comenzi SED care afişează dintr-un fişier doar liniile care nu conţin cifra 7.</text:p>
      <text:p text:style-name="Normal">EN: Write two SED commands that display from a file only the lines that do not contain digit 7.</text:p>
      <text:p text:style-name="Normal"/>
      <text:p text:style-name="Normal"/>
      <text:p text:style-name="Normal">RO: Scrieţi o comandă AWK care afişează suma penultimului câmp al tuturor liniilor.</text:p>
      <text:p text:style-name="Normal">EN: Write an AWK command that displays the sum of the next to last field of all lines.</text:p>
      <text:p text:style-name="Normal"/>
      <text:p text:style-name="Normal">RO: Cum puteţi redirecta în linia de comanda ieşirea de eroare prin pipe înspre un alt program?</text:p>
      <text:p text:style-name="Normal">EN: How can you redirect on the command line the standard error through pipe to another program?</text:p>
      <text:p text:style-name="Normal"/>
      <text:p text:style-name="Normal"/>
      <text:p text:style-name="Normal">RO: Scrieţi un script Shell UNIX care afişează toate argumentele din linia de comandă fără a folosi FOR.</text:p>
      <text:p text:style-name="Normal">EN: Write a UNIX Shell script that displays all command line arguments without using FOR</text:p>
      <text:p text:style-name="Normal"/>
      <text:p text:style-name="Normal">RO: Desenati ierarhia proceselor create de codul de mai jos, incluzand procesul parinte.</text:p>
      <text:p text:style-name="Normal">EN: Draw the hierarchy of processes created by the code below, including the parent process.</text:p>
      <text:p text:style-name="Normal"/>
      <text:p text:style-name="Normal"><text:s text:c="4"/>for(i=0; i&lt;3; i++) {</text:p>
      <text:p text:style-name="Normal"><text:s text:c="8"/>fork();</text:p>
      <text:p text:style-name="Normal"><text:s text:c="8"/>execlp("ls", "ls", "/", NULL);</text:p>
      <text:p text:style-name="Normal"><text:s text:c="4"/>}</text:p>
      <text:p text:style-name="Normal"/>
      <text:p text:style-name="Normal"/>
      <text:p text:style-name="Normal">RO: Adăugaţi liniile de cod C necesare pentru ca instrucţiunea de mai jos să suprascrie conţinutul unui fişier b.txt. Nu modificaţi instrucţiunea.</text:p>
      <text:p text:style-name="Normal">EN: Add the necessary lines of C code so that the instruction below overwrites the content of a file b.txt. Do not change the instruction.</text:p>
      <text:p text:style-name="Normal"/>
      <text:p text:style-name="Normal"><text:s text:c="4"/>execlp("cat", "cat", "a.txt", NULL);</text:p>
      <text:p text:style-name="Normal"/>
      <text:p text:style-name="Normal">RO: De ce nu e recomandat sa comunicaţi bidirecţional printr-un singur FIFO?</text:p>
      <text:p text:style-name="Normal">EN: Why is it not advisable to communicate bidirectionally through a single FIFO?</text:p>
      <text:p text:style-name="Normal"/>
      <text:p text:style-name="Normal">RO: Câte FIFO-uri poate deschide un process dacă nu sunt şi nici nu vor fi folosite vreodată de vreun alt proces?</text:p>
      <text:p text:style-name="Normal">EN: How many FIFOs can a process open if they are not and will not ever be used by any other process?</text:p>
      <text:p text:style-name="Normal"/>
      <text:p text:style-name="Normal">RO: Când aţi folosi un process în locul unui thread?</text:p>
      <text:p text:style-name="Normal">EN: When would you prefer using a process instead of a thread?</text:p>
      <text:p text:style-name="Normal"/>
      <text:p text:style-name="Normal">RO: Ce este o "secţiune critică"?</text:p>
      <text:p text:style-name="Normal">EN: What is a "critical section"?</text:p>
      <text:p text:style-name="Normal"/>
      <text:p text:style-name="Normal">RO: De ce un thread trebuie să reverifice condiţia la ieşirea din apelul pthread_cond_wait?</text:p>
      <text:p text:style-name="Normal">EN: Why should the thread recheck the condition after returning from the pthread_cond_wait call?</text:p>
      <text:p text:style-name="Normal"/>
      <text:p text:style-name="Normal">RO: Care va fi efectul înlocuirii apelurilor la pthread_mutex_lock cu apeluri la pthread_rwlock_rdlock?</text:p>
      <text:p text:style-name="Normal">EN: What will be the effect of replacing calls to pthread_mutex_lock with calls to pthread_rwlock_rdlock?</text:p>
      <text:p text:style-name="Normal"/>
      <text:p text:style-name="Normal">RO: Care e efectul apelului la pthread_barrier_wait pentru o barieră iniţializată cu 1?</text:p>
      <text:p text:style-name="Normal">EN: What is the effect of calling pthread_barrier_wait on a barrier initialized with 1?</text:p>
      <text:p text:style-name="Normal"/>
      <text:p text:style-name="Normal">RO: Cum puteţi incrementa valoarea unui semafor?</text:p>
      <text:p text:style-name="Normal">EN: How can you increment the value of a POSIX semaphore?</text:p>
      <text:p text:style-name="Normal"/>
      <text:p text:style-name="Normal">RO: Ce puteţi face ca programator pentru a preveni deadlock-urile? Justificaţi răspunsul.</text:p>
      <text:p text:style-name="Normal">EN: What can you do as a software developer to prevent deadlocks? Justify your answer.</text:p>
      <text:p text:style-name="Normal"/>
      <text:p text:style-name="Normal">RO: Prin ce tranziţie de stare va trece un process când citeşte dintr-un fişier?</text:p>
      <text:p text:style-name="Normal">EN: What state transition will a process undergo when reading from a file?</text:p>
      <text:p text:style-name="Normal"/>
      <text:p text:style-name="Normal">RO: Ce conţinue superblocul unui disc Linux?</text:p>
      <text:p text:style-name="Normal">EN: What is the content of the superblock on a Linux disk?</text:p>
      <text:p text:style-name="Normal"/>
      <text:p text:style-name="Normal">RO: Enumeraţi tipurile de adresare a blocurilor de date dintr-un i-nod.</text:p>
      <text:p text:style-name="Normal">EN: Enumerate the data block adressing types of an i-node.</text:p>
      <text:p text:style-name="Normal"/>
      <text:p text:style-name="Normal">1. comanda unix care contin un numar binar multiplu de 4 cu 5 sau mai multe cifre</text:p>
      <text:p text:style-name="Normal">ex : 010100</text:p>
      <text:p text:style-name="Normal">grep -E '\b[01]{3,}00\n' a.txt</text:p>
      <text:p text:style-name="Normal"/>
      <text:p text:style-name="Normal">2. o comanda unix care inverseaza toate perechile de cifra impara urmata de vocala</text:p>
      <text:p text:style-name="Normal">a23e -&gt; a2e3</text:p>
      <text:p text:style-name="Normal">deci daca ai cifra impara + vocala , invsersezi</text:p>
      <text:p text:style-name="Normal"/>
      <text:p text:style-name="Normal">a23e8i97u3</text:p>
      <text:p text:style-name="Normal">echo a23e8i97u3 | sed -E 's/([13579])([aeiouAEIOU])/\2\1/g'</text:p>
      <text:p text:style-name="Normal"/>
      <text:p text:style-name="Normal">3. scrieti o comanda unix care afiseaza toate scorurile de fotbal unice care apar in fisier</text:p>
      <text:p text:style-name="Normal">cat b.txt | sort | uniq | awk -F ':' '{if($1 ~ /^[0-9]{1,2}/ &amp;&amp; $2 ~ /^[0-9]{1,2}/) {print $0}}'</text:p>
      <text:p text:style-name="Normal"/>
      <text:p text:style-name="Normal">4. afisati numarul de procese ale fiecarui utilizator activ din sistem</text:p>
      <text:p text:style-name="P158">ps -e -o user= | sort | uniq -c</text:p>
      <text:p text:style-name="P159"/>
      <text:p text:style-name="Normal">5. un script shell unix care calculeaza media de fisier cu extensia .txt</text:p>
      <text:p text:style-name="Normal">per director din directorul curent si toate subdirectoarele lui</text:p>
      <text:p text:style-name="Normal"/>
      <text:p text:style-name="Normal">#!/bin/bash</text:p>
      <text:p text:style-name="Normal"/>
      <text:p text:style-name="Normal">handle_directory() {</text:p>
      <text:p text:style-name="Normal"><text:s text:c="8"/># Aici facem numarul de fisiere pe care il are acest directo</text:p>
      <text:p text:style-name="Normal"><text:s text:c="8"/>DIR_NAME="$1"</text:p>
      <text:p text:style-name="Normal"><text:s text:c="8"/>local count=0</text:p>
      <text:p text:style-name="Normal"/>
      <text:p text:style-name="Normal"><text:s text:c="8"/>if [[ -d "$DIR_NAME" ]]; then</text:p>
      <text:p text:style-name="Normal"><text:s text:c="16"/>cd "$DIR_NAME" || return 0</text:p>
      <text:p text:style-name="Normal"><text:s text:c="16"/>for FILE in *; do</text:p>
      <text:p text:style-name="Normal"><text:s text:c="24"/>if [[ -f "$FILE" &amp;&amp; "$FILE" =~ ".txt" ]]; then</text:p>
      <text:p text:style-name="Normal"><text:s text:c="32"/>((++count))</text:p>
      <text:p text:style-name="Normal"><text:s text:c="24"/>fi</text:p>
      <text:p text:style-name="Normal"><text:s text:c="16"/>done</text:p>
      <text:p text:style-name="Normal"><text:s text:c="16"/>echo "$count"</text:p>
      <text:p text:style-name="Normal"><text:s text:c="8"/>else</text:p>
      <text:p text:style-name="Normal"><text:s text:c="16"/>echo "Directory "$DIR_NAME" not found"</text:p>
      <text:p text:style-name="Normal"><text:s text:c="8"/>fi</text:p>
      <text:p text:style-name="Normal"/>
      <text:p text:style-name="Normal">}</text:p>
      <text:p text:style-name="Normal"/>
      <text:p text:style-name="Normal">main() {</text:p>
      <text:p text:style-name="Normal"><text:s text:c="8"/>for FILE in *; do</text:p>
      <text:p text:style-name="Normal"><text:s text:c="16"/>echo $FILE</text:p>
      <text:p text:style-name="Normal"><text:s text:c="16"/>if [[ -d "$FILE" ]]; then #director</text:p>
      <text:p text:style-name="Normal"><text:s text:c="24"/>ans=$(handle_directory "$FILE")</text:p>
      <text:p text:style-name="Normal"><text:s text:c="24"/>echo "$FILE has $ans files"</text:p>
      <text:p text:style-name="Normal"><text:s text:c="16"/>fi</text:p>
      <text:p text:style-name="Normal"><text:s text:c="8"/>done</text:p>
      <text:p text:style-name="Normal">}</text:p>
      <text:p text:style-name="Normal"/>
      <text:p text:style-name="Normal">main ""</text:p>
      <text:p text:style-name="Normal">6. Cate procese va crea fragmentul de cod de mai jos, excluzand procesul parinte initial</text:p>
      <text:p text:style-name="Normal"/>
      <text:p text:style-name="Normal">if(fork() != fork())</text:p>
      <text:p text:style-name="Normal"><text:s text:c="2"/>fork();</text:p>
      <text:p text:style-name="Normal"/>
      <text:p text:style-name="Normal"><text:s text:c="10"/>P</text:p>
      <text:p text:style-name="Normal"><text:s text:c="8"/>fork1</text:p>
      <text:p text:style-name="Normal"><text:s text:c="8"/>c1 <text:s text:c="11"/>P</text:p>
      <text:p text:style-name="Normal"><text:s text:c="5"/>c3 f2 c1 <text:s text:c="4"/>c2 <text:s/>f3 <text:s text:c="2"/>P</text:p>
      <text:p text:style-name="Normal"><text:s text:c="8"/>c4 f3 c1</text:p>
      <text:p text:style-name="Normal"/>
      <text:p text:style-name="Normal"/>
      <text:p text:style-name="P160">7. Desenati ierarhia de procesede generate de codul de mai jos</text:p>
      <text:p text:style-name="Normal">int p = 0;</text:p>
      <text:p text:style-name="Normal">for(i = 0 ; i &lt; 3 ; ++i)</text:p>
      <text:p text:style-name="Normal">{</text:p>
      <text:p text:style-name="Normal"><text:s text:c="2"/>if(p == 0)</text:p>
      <text:p text:style-name="Normal"><text:s text:c="4"/>p = fork();</text:p>
      <text:p text:style-name="Normal"><text:s text:c="2"/>else wait(NULL);</text:p>
      <text:p text:style-name="Normal">}</text:p>
      <text:p text:style-name="Normal">p = 0 numai atunci cand este in copil</text:p>
      <text:p text:style-name="Normal">deci vine :</text:p>
      <text:p text:style-name="Normal"><text:s text:c="10"/>P</text:p>
      <text:p text:style-name="Normal"><text:s text:c="8"/>i=0 <text:s/>c1</text:p>
      <text:p text:style-name="Normal"><text:s text:c="8"/>i=1 <text:s/>c2</text:p>
      <text:p text:style-name="Normal"><text:s text:c="8"/>i=2 <text:s/>c3</text:p>
      <text:p text:style-name="Normal"/>
      <text:p text:style-name="Normal">8. Ce tipareste in cosnola fragmentul de cod de mai jos</text:p>
      <text:p text:style-name="Normal">char* s[3] = {"A" , "B" , "C"};</text:p>
      <text:p text:style-name="Normal">for(int i = 0 ; i &lt; 3 ; ++i){</text:p>
      <text:p text:style-name="Normal"><text:s text:c="4"/>if(fork() != 0)// Daca suntem parinte</text:p>
      <text:p text:style-name="Normal"><text:s text:c="4"/>{</text:p>
      <text:p text:style-name="Normal"><text:s text:c="8"/>execl("/bin/echo" , "/bin/echo" , s[i] , NULL);</text:p>
      <text:p text:style-name="Normal"><text:s text:c="4"/>}</text:p>
      <text:p text:style-name="Normal"><text:s text:c="2"/>}</text:p>
      <text:p text:style-name="Normal"/>
      <text:p text:style-name="Normal"><text:s text:c="2"/>Ideea e ca execl opreste acolo procesul , deci nu va afisa de mai multe ori , doar 1 data</text:p>
      <text:p text:style-name="Normal"/>
      <text:p text:style-name="Normal">Raspuns : A B C</text:p>
      <text:p text:style-name="Normal"/>
      <text:p text:style-name="Normal"/>
      <text:p text:style-name="Normal">9. Ce face apelul sistem "write" cand in pipe este spatiu , dar nu este suficient</text:p>
      <text:p text:style-name="Normal">pentru cat i se cere sa se scrie</text:p>
      <text:p text:style-name="Normal"/>
      <text:p text:style-name="Normal">write(file_descriptor , *arg , sizeof(arg));</text:p>
      <text:p text:style-name="Normal">Depinde cum este configurat pipe-ul</text:p>
      <text:p text:style-name="Normal">1) Daca a fost setat intr-un mod de blocare, atunci se va bloca pana are suficient spatiu</text:p>
      <text:p text:style-name="Normal">2) Daca a fost setat pe partial write , atunci scrie partial cat se poate</text:p>
      <text:p text:style-name="Normal">3) eroare -&gt; EWOULDBLOCK , EAGAIN</text:p>
      <text:p text:style-name="Normal"><text:s/>Raspuns : Eroare - signal handler</text:p>
      <text:p text:style-name="Normal"/>
      <text:p text:style-name="Normal">10. Ce tipareste fragmentul de cod de mai jos daca niciun alt proces nu deschide</text:p>
      <text:p text:style-name="Normal">Fifo-ul "abc"</text:p>
      <text:p text:style-name="Normal"/>
      <text:p text:style-name="Normal">int w , n , k = 10;</text:p>
      <text:p text:style-name="Normal">r = open("abc" , O_WRONLY); // Doar citesti</text:p>
      <text:p text:style-name="Normal">n = write(r , &amp;k , sizeof(int));</text:p>
      <text:p text:style-name="Normal">printf("%d\n" , n);</text:p>
      <text:p text:style-name="Normal"/>
      <text:p text:style-name="Normal">Functia open nu va afisa nimic daca nu este deschisa de alt fifo</text:p>
      <text:p text:style-name="Normal">Raspuns : -1</text:p>
      <text:p text:style-name="Normal"/>
      <text:p text:style-name="Normal">11. Ce se intampla cu procesul zombie ale caror parinte s-a terminat</text:p>
      <text:p text:style-name="Normal">ramane in tabela pana cand parintele va trimite un signal</text:p>
      <text:p text:style-name="Normal">Daca nu se intampla asta , va fi adopta de catre procesul cu pid-ul 1</text:p>
      <text:p text:style-name="Normal"/>
      <text:p text:style-name="Normal">12. Considerati ca functia f este executate simultan de 10 thread-uri?</text:p>
      <text:p text:style-name="Normal">Adaugati liniile de cod necesare ca sa asigurati ca n va avea valoarea 10</text:p>
      <text:p text:style-name="Normal"/>
      <text:p text:style-name="Normal">int n = 0;</text:p>
      <text:p text:style-name="Normal">void* f(void* p){</text:p>
      <text:p text:style-name="Normal"/>
      <text:p text:style-name="Normal"><text:s text:c="4"/>n++;</text:p>
      <text:p text:style-name="Normal"/>
      <text:p text:style-name="Normal"><text:s text:c="4"/>return NULL;</text:p>
      <text:p text:style-name="Normal"><text:s text:c="2"/>}</text:p>
      <text:p text:style-name="Normal"/>
      <text:p text:style-name="Normal">#include &lt;pthread.h&gt;</text:p>
      <text:p text:style-name="Normal">#include &lt;stdio.h&gt;</text:p>
      <text:p text:style-name="Normal">#include &lt;stdlib.h&gt;</text:p>
      <text:p text:style-name="Normal">#include &lt;time.h&gt;</text:p>
      <text:p text:style-name="Normal">#include &lt;unistd.h&gt;</text:p>
      <text:p text:style-name="Normal">#include &lt;wait.h&gt;</text:p>
      <text:p text:style-name="Normal">#define N 10</text:p>
      <text:p text:style-name="Normal"/>
      <text:p text:style-name="Normal">int n = 0;</text:p>
      <text:p text:style-name="Normal">pthread_mutex_t mutex;</text:p>
      <text:p text:style-name="Normal">pthread_t *th;</text:p>
      <text:p text:style-name="Normal">void *f(void *p) {</text:p>
      <text:p text:style-name="Normal"><text:s text:c="2"/>pthread_mutex_lock(&amp;mutex);</text:p>
      <text:p text:style-name="Normal"><text:s text:c="2"/>++n;</text:p>
      <text:p text:style-name="Normal"><text:s text:c="2"/>pthread_mutex_unlock(&amp;mutex);</text:p>
      <text:p text:style-name="Normal"><text:s text:c="2"/>return NULL;</text:p>
      <text:p text:style-name="Normal">}</text:p>
      <text:p text:style-name="Normal">int main(int argc, char *argv[]) {</text:p>
      <text:p text:style-name="Normal"><text:s text:c="2"/>th = (pthread_t *)malloc(sizeof(pthread_t) * N);</text:p>
      <text:p text:style-name="Normal"><text:s text:c="2"/>pthread_mutex_init(&amp;mutex, NULL);</text:p>
      <text:p text:style-name="Normal"/>
      <text:p text:style-name="Normal"><text:s text:c="2"/>for (int i = 0; i &lt; N; ++i) {</text:p>
      <text:p text:style-name="Normal"><text:s text:c="4"/>if (pthread_create(&amp;th[i], NULL, &amp;f, NULL) != 0) {</text:p>
      <text:p text:style-name="Normal"><text:s text:c="6"/>perror("Eroare create\n");</text:p>
      <text:p text:style-name="Normal"><text:s text:c="6"/>return EXIT_FAILURE;</text:p>
      <text:p text:style-name="Normal"><text:s text:c="4"/>}</text:p>
      <text:p text:style-name="Normal"><text:s text:c="2"/>}</text:p>
      <text:p text:style-name="Normal"><text:s text:c="2"/>for (int i = 0; i &lt; N; ++i) {</text:p>
      <text:p text:style-name="Normal"><text:s text:c="4"/>if (pthread_join(th[i], NULL) != 0) {</text:p>
      <text:p text:style-name="Normal"><text:s text:c="6"/>perror("Eroare join\n");</text:p>
      <text:p text:style-name="Normal"><text:s text:c="6"/>return EXIT_FAILURE;</text:p>
      <text:p text:style-name="Normal"><text:s text:c="4"/>}</text:p>
      <text:p text:style-name="Normal"><text:s text:c="2"/>}</text:p>
      <text:p text:style-name="Normal"><text:s text:c="2"/>free(th);</text:p>
      <text:p text:style-name="Normal"><text:s text:c="2"/>printf("Valoare : %d\n", n);</text:p>
      <text:p text:style-name="Normal"><text:s text:c="2"/>return EXIT_SUCCESS;</text:p>
      <text:p text:style-name="Normal">}</text:p>
      <text:p text:style-name="Normal"/>
      <text:p text:style-name="Normal"/>
      <text:p text:style-name="Normal">13. Planificati executia job-urilor urmatoare ( date ca Nume / Durate / Termen)</text:p>
      <text:p text:style-name="Normal">incat suma intarzierilor sa fie minima:</text:p>
      <text:p text:style-name="Normal">A/22/27 , B/2/15 , C/4/5</text:p>
      <text:p text:style-name="Normal"/>
      <text:p text:style-name="Normal">B C A</text:p>
      <text:p text:style-name="Normal">2 6 28 -&gt; S intarzierilor = B (0) + C(1) + A(1) = 2</text:p>
      <text:p text:style-name="Normal"/>
      <text:p text:style-name="Normal">C B A</text:p>
      <text:p text:style-name="Normal">4 6 28 -&gt; S intarzierilor = C(0) + B(0) + A(1) = 1</text:p>
      <text:p text:style-name="Normal"/>
      <text:p text:style-name="Normal">14. Dati un avantaj si un dezavantaj a cache-urilor set-asociatve</text:p>
      <text:p text:style-name="Normal">fata de cele directe</text:p>
      <text:p text:style-name="Normal">directed-map-cache - map each block of main memory to only one</text:p>
      <text:p text:style-name="Normal"><text:s text:c="22"/>cache location , se foloseste un algoritm de indexing sau hashing</text:p>
      <text:p text:style-name="Normal"><text:s text:c="22"/>cand se acceseaza se foloseste tag , index, offset</text:p>
      <text:p text:style-name="Normal">pro :</text:p>
      <text:p text:style-name="Normal"><text:s text:c="6"/>simplitate si viteza</text:p>
      <text:p text:style-name="Normal"><text:s text:c="6"/>cost redus</text:p>
      <text:p text:style-name="Normal">cons:</text:p>
      <text:p text:style-name="Normal"><text:s text:c="6"/>frecventa la coliziuni, se va intra in conflict si se vor pierde date din cache</text:p>
      <text:p text:style-name="Normal"><text:s text:c="6"/>flexibilitate redusa , un block per locatie</text:p>
      <text:p text:style-name="Normal"/>
      <text:p text:style-name="Normal"><text:s/>Set-Associative Cache - un bloc de memorie la mai multe locatii din cache</text:p>
      <text:p text:style-name="Normal"><text:s text:c="12"/>un exemplu - 2-way Set-Associative , fiecare block de memorie</text:p>
      <text:p text:style-name="Normal"><text:s text:c="12"/>poate fi mapat la una din 2 locatii posibile in cache</text:p>
      <text:p text:style-name="Normal"/>
      <text:p text:style-name="Normal">pro :</text:p>
      <text:p text:style-name="Normal"><text:s text:c="6"/>reducerea coliziunilor</text:p>
      <text:p text:style-name="Normal"><text:s text:c="6"/>flexibilitate mai mare</text:p>
      <text:p text:style-name="Normal">cons:</text:p>
      <text:p text:style-name="Normal"><text:s text:c="6"/>complexitate si cost, mai multa logica necesare , cai</text:p>
      <text:p text:style-name="Normal"><text:s text:c="6"/>consum de energie , deoarece se fac mai multe verificiari</text:p>
      <text:p text:style-name="Normal"/>
      <text:p text:style-name="Normal"/>
      <text:p text:style-name="Normal">15. Care este cea mai prioritara categorie de pagini de memorie din care politica de inlocuire</text:p>
      <text:p text:style-name="Normal">NRU ar alege o pagina victima?</text:p>
      <text:p text:style-name="Normal"/>
      <text:p text:style-name="Normal">Cum se alege pagina care sa fie inlocuita ca memorie</text:p>
      <text:p text:style-name="Normal">Not Recently Used (NRU) page replacement algorithm</text:p>
      <text:p text:style-name="Normal">NRU - not recently used</text:p>
      <text:p text:style-name="Normal">Categoria I : Paginile care nu au fost nici referite(R = 0) , nici modificate(M = 0)</text:p>
      <text:p text:style-name="Normal">Categoria II : Paginile care nu au fost referite (R = 0), dar au fost modficiate (M = 1)</text:p>
      <text:p text:style-name="Normal">Categoria III : R = 1 , M = 0</text:p>
      <text:p text:style-name="Normal">Categoria IV : R = 1 , M = 1</text:p>
      <text:p text:style-name="Normal"/>
      <text:p text:style-name="Normal">16. Ce ati adauga la fragmentul de program de mai jos incat sa tipareasca in consola</text:p>
      <text:p text:style-name="Normal">"1 3 3" . Doar adauga linii</text:p>
      <text:p text:style-name="Normal"/>
      <text:p text:style-name="Normal">int n = 0;</text:p>
      <text:p text:style-name="Normal">pthread_mutex_t m[3];</text:p>
      <text:p text:style-name="Normal">void* f(void* p)</text:p>
      <text:p text:style-name="Normal">{</text:p>
      <text:p text:style-name="Normal"><text:s text:c="4"/>int id = (int)p;</text:p>
      <text:p text:style-name="Normal"><text:s text:c="4"/>pthread_mutex_lock(&amp;m[id]);</text:p>
      <text:p text:style-name="Normal"><text:s text:c="4"/>n += id;</text:p>
      <text:p text:style-name="Normal"><text:s text:c="4"/>printf("%d " , n);</text:p>
      <text:p text:style-name="Normal"><text:s text:c="4"/>pthread_mutex_unlock(&amp;m[(id + 1) % 3]);</text:p>
      <text:p text:style-name="Normal"><text:s text:c="4"/>return NULL;</text:p>
      <text:p text:style-name="Normal">}</text:p>
      <text:p text:style-name="Normal"/>
      <text:p text:style-name="Normal">int main(int argc , char* argv[])</text:p>
      <text:p text:style-name="Normal">{</text:p>
      <text:p text:style-name="Normal"><text:s text:c="4"/>pthread_t t[3];</text:p>
      <text:p text:style-name="Normal"><text:s text:c="4"/>for(int i = 0 ; i &lt; 3 ; ++i){</text:p>
      <text:p text:style-name="Normal"><text:s text:c="8"/>pthread_mutex_init(&amp;m[i] , NULL);</text:p>
      <text:p text:style-name="Normal"><text:s text:c="6"/>}</text:p>
      <text:p text:style-name="Normal"><text:s text:c="4"/>for(int i = 0 ; i &lt; 3 ; ++i){</text:p>
      <text:p text:style-name="Normal"><text:s text:c="8"/>pthread_create(&amp;t[i] , NULL , f , (void*)i);</text:p>
      <text:p text:style-name="Normal"><text:s text:c="6"/>}</text:p>
      <text:p text:style-name="Normal"><text:s text:c="4"/>for(int i = 0 ; i &lt; 3 ; ++i){</text:p>
      <text:p text:style-name="Normal"><text:s text:c="8"/>pthread_join(t[i] , NULL);</text:p>
      <text:p text:style-name="Normal"><text:s text:c="6"/>}</text:p>
      <text:p text:style-name="Normal"><text:s text:c="4"/>for(int i = 0 ; i &lt; 3 ; ++i)</text:p>
      <text:p text:style-name="Normal"><text:s text:c="4"/>{</text:p>
      <text:p text:style-name="Normal"><text:s text:c="8"/>pthread_mutex_destroy(&amp;m[i]);</text:p>
      <text:p text:style-name="Normal"><text:s text:c="6"/>}</text:p>
      <text:p text:style-name="Normal"><text:s text:c="2"/>}</text:p>
      <text:p text:style-name="Normal"/>
      <text:p text:style-name="Normal">#include &lt;pthread.h&gt;</text:p>
      <text:p text:style-name="Normal">#include &lt;stdio.h&gt;</text:p>
      <text:p text:style-name="Normal">#include &lt;stdlib.h&gt;</text:p>
      <text:p text:style-name="Normal">#include &lt;unistd.h&gt;</text:p>
      <text:p text:style-name="Normal">#include &lt;wait.h&gt;</text:p>
      <text:p text:style-name="Normal"/>
      <text:p text:style-name="Normal">int n = 0;</text:p>
      <text:p text:style-name="Normal">pthread_mutex_t m[3];</text:p>
      <text:p text:style-name="Normal">void *f(void *p) {</text:p>
      <text:p text:style-name="Normal"><text:s text:c="2"/>int id = *(int *)p;</text:p>
      <text:p text:style-name="Normal"><text:s text:c="2"/>pthread_mutex_lock(&amp;m[id]);</text:p>
      <text:p text:style-name="Normal"><text:s text:c="2"/>// id = 0 -&gt; n = 1</text:p>
      <text:p text:style-name="Normal"><text:s text:c="2"/>// id = 1 -&gt; n = 3</text:p>
      <text:p text:style-name="Normal"><text:s text:c="2"/>// id = 2 -&gt; n = 3</text:p>
      <text:p text:style-name="Normal"><text:s text:c="2"/>n += id;</text:p>
      <text:p text:style-name="Normal"/>
      <text:p text:style-name="Normal"><text:s text:c="2"/>if (id == 0)</text:p>
      <text:p text:style-name="Normal"><text:s text:c="4"/>n = 1;</text:p>
      <text:p text:style-name="Normal"><text:s text:c="2"/>else if (id == 1)</text:p>
      <text:p text:style-name="Normal"><text:s text:c="4"/>n = 3;</text:p>
      <text:p text:style-name="Normal"><text:s text:c="2"/>else if (id == 2)</text:p>
      <text:p text:style-name="Normal"><text:s text:c="4"/>n = 3;</text:p>
      <text:p text:style-name="Normal"/>
      <text:p text:style-name="Normal"><text:s text:c="2"/>printf("%d ", n);</text:p>
      <text:p text:style-name="Normal"><text:s text:c="2"/>pthread_mutex_unlock(&amp;m[(id + 1) % 3]);</text:p>
      <text:p text:style-name="Normal"><text:s text:c="2"/>// pthread_mutex_lock(&amp;m[id]);</text:p>
      <text:p text:style-name="Normal"><text:s text:c="2"/>free(p);</text:p>
      <text:p text:style-name="Normal"><text:s text:c="2"/>return NULL;</text:p>
      <text:p text:style-name="Normal">}</text:p>
      <text:p text:style-name="Normal"/>
      <text:p text:style-name="Normal">int main(int argc, char *argv[]) {</text:p>
      <text:p text:style-name="Normal"><text:s text:c="2"/>pthread_t t[3];</text:p>
      <text:p text:style-name="Normal"><text:s text:c="2"/>for (int i = 0; i &lt; 3; ++i) {</text:p>
      <text:p text:style-name="Normal"><text:s text:c="4"/>pthread_mutex_init(&amp;m[i], NULL);</text:p>
      <text:p text:style-name="Normal"><text:s text:c="2"/>}</text:p>
      <text:p text:style-name="Normal"><text:s text:c="2"/>for (int i = 0; i &lt; 3; ++i) {</text:p>
      <text:p text:style-name="Normal"><text:s text:c="4"/>int *nr = (int *)malloc(sizeof(int));</text:p>
      <text:p text:style-name="Normal"><text:s text:c="4"/>*nr = i;</text:p>
      <text:p text:style-name="Normal"><text:s text:c="4"/>pthread_create(&amp;t[i], NULL, f, (void *)nr);</text:p>
      <text:p text:style-name="Normal"><text:s text:c="2"/>}</text:p>
      <text:p text:style-name="Normal"><text:s text:c="2"/>for (int i = 0; i &lt; 3; ++i) {</text:p>
      <text:p text:style-name="Normal"><text:s text:c="4"/>pthread_join(t[i], NULL);</text:p>
      <text:p text:style-name="Normal"><text:s text:c="2"/>}</text:p>
      <text:p text:style-name="Normal"><text:s text:c="2"/>for (int i = 0; i &lt; 3; ++i) {</text:p>
      <text:p text:style-name="Normal"><text:s text:c="4"/>pthread_mutex_destroy(&amp;m[i]);</text:p>
      <text:p text:style-name="Normal"><text:s text:c="2"/>}</text:p>
      <text:p text:style-name="Normal">}</text:p>
      <text:p text:style-name="Normal"/>
      <text:p text:style-name="Normal"/>
      <text:p text:style-name="Normal">17. Dandu-se 2 cache-uri set-asociatve , 2 seturi de 4 pagini si unul cu 4 seturi de 2 pagini,</text:p>
      <text:p text:style-name="Normal">care va rezultate pentru secventa de cereri : 14, 23 , 1 , 16 , 1, 23, 16 ,14</text:p>
      <text:p text:style-name="Normal"/>
      <text:p text:style-name="Normal">se foloseste formula : numar % seturi</text:p>
      <text:p text:style-name="Normal"><text:s text:c="22"/>fiecare slot pe care se ajunge are un numar de N pagini</text:p>
      <text:p text:style-name="Normal">Cache 1: 2 seturi de 4 pagini</text:p>
      <text:p text:style-name="Normal">Set 0 : [14 , 16] la restul a fost coliziune si nu le-a Adaugat</text:p>
      <text:p text:style-name="Normal">Set 1 : [23 , 1]</text:p>
      <text:p text:style-name="Normal"/>
      <text:p text:style-name="Normal">Cache 2 : 4 seturi de 2 pagini</text:p>
      <text:p text:style-name="Normal">Set 0 : [16 , ]</text:p>
      <text:p text:style-name="Normal">Set 1 : [1 , ]</text:p>
      <text:p text:style-name="Normal">Set 2 : [14 , ]</text:p>
      <text:p text:style-name="Normal">Set 3 : [23 , ]</text:p>
      <text:p text:style-name="Normal">Nu se vor repeta cererile</text:p>
      <text:p text:style-name="Normal"/>
      <text:p text:style-name="Normal">18 . Cate blocuri de date pot fi referite prin tripla indirectare a unui</text:p>
      <text:p text:style-name="Normal">i-node , daca un bloc are dimensiunea B , si are o adresa de dimensiunea A</text:p>
      <text:p text:style-name="Normal"/>
      <text:p text:style-name="Normal">i-node = index-node : structura de date</text:p>
      <text:p text:style-name="Normal">contine: ( practic contine date despre un fisier )</text:p>
      <text:p text:style-name="Normal"><text:s text:c="6"/>- Numarul de index(inode number) : un id</text:p>
      <text:p text:style-name="Normal"><text:s text:c="6"/>- Tipul fisierului - txt file , director , link symb</text:p>
      <text:p text:style-name="Normal"><text:s text:c="6"/>- Marimea fisierului</text:p>
      <text:p text:style-name="Normal"><text:s text:c="6"/>- Permisiuni de acces</text:p>
      <text:p text:style-name="Normal"><text:s text:c="6"/>- Proprietar si grup</text:p>
      <text:p text:style-name="Normal"><text:s text:c="6"/>- Timestamps</text:p>
      <text:p text:style-name="Normal"><text:s text:c="6"/>- Numar de link-uri</text:p>
      <text:p text:style-name="Normal"><text:s text:c="6"/>- Atribute extinse</text:p>
      <text:p text:style-name="Normal"/>
      <text:p text:style-name="Normal">tripla indectare - trei niveluri de indici</text:p>
      <text:p text:style-name="Normal">1. indirectare simpla ( single indirect ): A/sizeof(B)</text:p>
      <text:p text:style-name="Normal">2. indirectare dubla ( double indirect ) : (A / sizeof(B))^2</text:p>
      <text:p text:style-name="Normal">3. indirectare triple ( triple indirect ) : (A/sizeof(B))^3</text:p>
      <text:p text:style-name="Normal"/>
      <text:p text:style-name="Normal">19. Ce se intampla cu un link hard cand fisierul spre care puncteaza este sters?</text:p>
      <text:p text:style-name="Normal"/>
      <text:p text:style-name="Normal">hardlink inseamna cand 2 fisiere pointeaza catre aceeasi adresa pe disk</text:p>
      <text:p text:style-name="Normal">se decrementeaza numarul de link-uri</text:p>
      <text:p text:style-name="Normal">link-ul raman dar devine orfan , pointeaza catre un inod care nu mai exista</text:p>
      <text:p text:style-name="Normal">nu va afecta</text:p>
      <text:p text:style-name="Normal"/>
      <text:p text:style-name="Normal">20. Dati o metoda pentru prevenirea dead-lock-ului</text:p>
      <text:p text:style-name="Normal"/>
      <text:p text:style-name="Normal">pthread_mutex_attr_t recursiveMutexAttribute;</text:p>
      <text:p text:style-name="Normal">pthread_mutexattr_settype(&amp;recursiveMutexAttribute , PTHREAD_MUTEX_RECURSIVE)</text:p>
      <text:p text:style-name="Normal">pthread_mutex_init(&amp;mutex , recursiveMutexAttribute);</text:p>
      <text:p text:style-name="Normal"/>
      <text:p text:style-name="Normal">1. Displays lines in a txt that contain at least 1 time stamp</text:p>
      <text:p text:style-name="Normal">dd-mm-aaaa</text:p>
      <text:p text:style-name="Normal"/>
      <text:p text:style-name="Normal">cat dates.txt</text:p>
      <text:p text:style-name="Normal">12-12-1111</text:p>
      <text:p text:style-name="Normal">123-12-1111</text:p>
      <text:p text:style-name="Normal">0-0-1234</text:p>
      <text:p text:style-name="Normal"/>
      <text:p text:style-name="Normal">grep -Eo '^[0-9]{,2}\-[0-9]{,2}\-[0-9]{,4}' dates.txt</text:p>
      <text:p text:style-name="Normal"/>
      <text:p text:style-name="Normal">2. Display lines of a file s.txt swapping any pair of</text:p>
      <text:p text:style-name="Normal">vower + odd digit</text:p>
      <text:p text:style-name="Normal"/>
      <text:p text:style-name="Normal">echo 'a23b7a98e3' | sed -E 's/([aeiouAEIOU])([13569])/\2\1/g'</text:p>
      <text:p text:style-name="Normal"/>
      <text:p text:style-name="Normal">3. Display list of all unique apaearances of number pi with 2 or more decimals</text:p>
      <text:p text:style-name="Normal"/>
      <text:p text:style-name="Normal">cat nPI</text:p>
      <text:p text:style-name="Normal"/>
      <text:p text:style-name="Normal">3.14152</text:p>
      <text:p text:style-name="Normal">3.14</text:p>
      <text:p text:style-name="Normal">3.12</text:p>
      <text:p text:style-name="Normal">2.1415</text:p>
      <text:p text:style-name="Normal"/>
      <text:p text:style-name="Normal">cat nPI | grep -Eo '^[3]\.[1][4][0-9]{0,}'</text:p>
      <text:p text:style-name="Normal">grep -Eo '^[3]\.[1][4][0-9]{0,}' nPI</text:p>
      <text:p text:style-name="Normal"/>
      <text:p text:style-name="Normal">4. Given a directory and its hierarch , write a unix shell script</text:p>
      <text:p text:style-name="Normal">that displays the directory with a file with the extension .mp3</text:p>
      <text:p text:style-name="Normal"/>
      <text:p text:style-name="Normal">#/bin/bash</text:p>
      <text:p text:style-name="Normal"/>
      <text:p text:style-name="Normal">handle_directory() {</text:p>
      <text:p text:style-name="Normal"><text:s text:c="8"/>DIR_NAME=$1</text:p>
      <text:p text:style-name="Normal"><text:s text:c="8"/>cd $DIR_NAME</text:p>
      <text:p text:style-name="Normal"/>
      <text:p text:style-name="Normal"><text:s text:c="8"/>local ok=0</text:p>
      <text:p text:style-name="Normal"><text:s text:c="8"/>pwd</text:p>
      <text:p text:style-name="Normal"><text:s text:c="8"/>for FILE in *; do</text:p>
      <text:p text:style-name="Normal"><text:s text:c="16"/># Daca are extensia .mp3</text:p>
      <text:p text:style-name="Normal"><text:s text:c="16"/>if [[ $FILE =~ \.mp3$ &amp;&amp; -f $FILE ]]; then</text:p>
      <text:p text:style-name="Normal"><text:s text:c="18"/>((++ok))</text:p>
      <text:p text:style-name="Normal"><text:s text:c="16"/>fi</text:p>
      <text:p text:style-name="Normal"><text:s text:c="16"/>echo "$FILE"</text:p>
      <text:p text:style-name="Normal"><text:s text:c="16"/># Daca este director mergem mai departe</text:p>
      <text:p text:style-name="Normal"><text:s text:c="16"/>if [[ -d $FILE ]]; then</text:p>
      <text:p text:style-name="Normal"><text:s text:c="18"/>handle_directory "${FILE}"</text:p>
      <text:p text:style-name="Normal"><text:s text:c="16"/>fi</text:p>
      <text:p text:style-name="Normal"><text:s text:c="8"/>done</text:p>
      <text:p text:style-name="Normal"><text:s text:c="8"/>cd ..</text:p>
      <text:p text:style-name="Normal"><text:s text:c="8"/>if [[ $ok -gt 0 ]]; then</text:p>
      <text:p text:style-name="Normal"><text:s text:c="16"/>echo "1"</text:p>
      <text:p text:style-name="Normal"><text:s text:c="8"/>else</text:p>
      <text:p text:style-name="Normal"><text:s text:c="16"/>echo "0"</text:p>
      <text:p text:style-name="Normal"><text:s text:c="8"/>fi</text:p>
      <text:p text:style-name="Normal"><text:s text:c="2"/>cd ..</text:p>
      <text:p text:style-name="Normal">}</text:p>
      <text:p text:style-name="Normal"/>
      <text:p text:style-name="Normal">main() {</text:p>
      <text:p text:style-name="Normal"><text:s text:c="8"/># Parcurgem toate fisierele , daca este director mergem mai departe</text:p>
      <text:p text:style-name="Normal"><text:s text:c="8"/>for FILE in *; do</text:p>
      <text:p text:style-name="Normal"><text:s text:c="16"/>if [[ -d ${FILE} ]]; then</text:p>
      <text:p text:style-name="Normal"><text:s text:c="18"/>ans=$(handle_directory "$FILE")</text:p>
      <text:p text:style-name="Normal"><text:s text:c="18"/>if [[ $ans == "1" ]]; then</text:p>
      <text:p text:style-name="Normal"><text:s text:c="24"/>echo "$FILE has .mp3 in it"</text:p>
      <text:p text:style-name="Normal"><text:s text:c="18"/>fi</text:p>
      <text:p text:style-name="Normal"><text:s text:c="18"/>echo "$FILE"</text:p>
      <text:p text:style-name="Normal"><text:s text:c="16"/>fi</text:p>
      <text:p text:style-name="Normal"><text:s text:c="8"/>done</text:p>
      <text:p text:style-name="Normal">}</text:p>
      <text:p text:style-name="Normal"/>
      <text:p text:style-name="Normal">main ""</text:p>
      <text:p text:style-name="Normal"/>
      <text:p text:style-name="Normal">5. Write a unix shell script that calculates the average of lines of a file</text:p>
      <text:p text:style-name="Normal">with the extension .sh</text:p>
      <text:p text:style-name="Normal"/>
      <text:p text:style-name="Normal">#!/bin/bash</text:p>
      <text:p text:style-name="Normal"/>
      <text:p text:style-name="Normal"># Vector pentru a adauga liniile pentru fisiere cu extensia .sh</text:p>
      <text:p text:style-name="Normal">declare -a ans</text:p>
      <text:p text:style-name="Normal"/>
      <text:p text:style-name="Normal">handle_directory() {</text:p>
      <text:p text:style-name="Normal"><text:s text:c="8"/>local DIR_NAME=$1</text:p>
      <text:p text:style-name="Normal"/>
      <text:p text:style-name="Normal"><text:s text:c="8"/>cd "$DIR_NAME" || return 1</text:p>
      <text:p text:style-name="Normal"/>
      <text:p text:style-name="Normal"><text:s text:c="8"/>for FILE in *; do</text:p>
      <text:p text:style-name="Normal"><text:s text:c="16"/>if [[ -f $FILE &amp;&amp; $FILE =~ \.sh$ ]]; then</text:p>
      <text:p text:style-name="Normal"><text:s text:c="18"/>nr_lines=$(wc -l &lt;"$FILE")</text:p>
      <text:p text:style-name="Normal"><text:s text:c="18"/>ans+=("$nr_lines")</text:p>
      <text:p text:style-name="Normal"><text:s text:c="16"/>elif [[ -d $FILE ]]; then</text:p>
      <text:p text:style-name="Normal"><text:s text:c="18"/>handle_directory "$FILE"</text:p>
      <text:p text:style-name="Normal"><text:s text:c="16"/>fi</text:p>
      <text:p text:style-name="Normal"><text:s text:c="8"/>done</text:p>
      <text:p text:style-name="Normal"/>
      <text:p text:style-name="Normal"><text:s text:c="8"/>cd ..</text:p>
      <text:p text:style-name="Normal">}</text:p>
      <text:p text:style-name="Normal"/>
      <text:p text:style-name="Normal">main() {</text:p>
      <text:p text:style-name="Normal"><text:s text:c="8"/>for FILE in *; do</text:p>
      <text:p text:style-name="Normal"><text:s text:c="16"/>if [[ -d $FILE ]]; then</text:p>
      <text:p text:style-name="Normal"><text:s text:c="18"/>handle_directory "$FILE"</text:p>
      <text:p text:style-name="Normal"><text:s text:c="16"/>fi</text:p>
      <text:p text:style-name="Normal"/>
      <text:p text:style-name="Normal"><text:s text:c="16"/>if [[ -f $FILE &amp;&amp; $FILE =~ \.sh$ ]]; then</text:p>
      <text:p text:style-name="Normal"><text:s text:c="18"/>nr_lines=$(wc -l &lt;"$FILE")</text:p>
      <text:p text:style-name="Normal"><text:s text:c="18"/>ans+=("$nr_lines")</text:p>
      <text:p text:style-name="Normal"><text:s text:c="16"/>fi</text:p>
      <text:p text:style-name="Normal"><text:s text:c="8"/>done</text:p>
      <text:p text:style-name="Normal"/>
      <text:p text:style-name="Normal"><text:s text:c="8"/>for a in "${ans[@]}"; do</text:p>
      <text:p text:style-name="Normal"><text:s text:c="16"/>echo "$a"</text:p>
      <text:p text:style-name="Normal"><text:s text:c="8"/>done</text:p>
      <text:p text:style-name="Normal"><text:s text:c="2"/>local sum=0</text:p>
      <text:p text:style-name="Normal"><text:s text:c="2"/>local count=0</text:p>
      <text:p text:style-name="Normal"><text:s text:c="2"/>for a in "${ans[@]}"; do</text:p>
      <text:p text:style-name="Normal"><text:s text:c="6"/>sum=$((sum + a))</text:p>
      <text:p text:style-name="Normal"><text:s text:c="6"/>count=$((count + 1))</text:p>
      <text:p text:style-name="Normal"><text:s text:c="2"/>done</text:p>
      <text:p text:style-name="Normal"/>
      <text:p text:style-name="Normal"><text:s text:c="2"/>average=$(echo "scale=2; $sum / $count" | bc)</text:p>
      <text:p text:style-name="Normal"><text:s text:c="2"/>echo $average</text:p>
      <text:p text:style-name="Normal">}</text:p>
      <text:p text:style-name="Normal"/>
      <text:p text:style-name="Normal">main</text:p>
      <text:p text:style-name="Normal"/>
      <text:p text:style-name="Normal"/>
      <text:p text:style-name="Normal">6. How many procceses?</text:p>
      <text:p text:style-name="Normal">if(fork() || fork())</text:p>
      <text:p text:style-name="Normal">{</text:p>
      <text:p text:style-name="Normal"><text:s text:c="4"/>fork();</text:p>
      <text:p text:style-name="Normal">}</text:p>
      <text:p text:style-name="Normal"/>
      <text:p text:style-name="Normal"/>
      <text:p text:style-name="Normal">aici conditia din if se refera daca cel putin in unul suntem in parinte</text:p>
      <text:p text:style-name="Normal"/>
      <text:p text:style-name="Normal"><text:s text:c="32"/>P</text:p>
      <text:p text:style-name="Normal"><text:s text:c="28"/>| <text:s text:c="5"/>|</text:p>
      <text:p text:style-name="Normal"><text:s text:c="26"/>c1 <text:s text:c="6"/>P</text:p>
      <text:p text:style-name="Normal"><text:s text:c="24"/>| <text:s text:c="3"/>| <text:s text:c="3"/>| <text:s/>|</text:p>
      <text:p text:style-name="Normal"><text:s text:c="24"/>c3 <text:s text:c="2"/>c1 <text:s text:c="2"/>c2 P</text:p>
      <text:p text:style-name="Normal"><text:s text:c="28"/>| |</text:p>
      <text:p text:style-name="Normal"><text:s text:c="27"/>c4 c1</text:p>
      <text:p text:style-name="Normal"/>
      <text:p text:style-name="Normal">codul :</text:p>
      <text:p text:style-name="Normal">#include &lt;stdio.h&gt;</text:p>
      <text:p text:style-name="Normal">#include &lt;stdlib.h&gt;</text:p>
      <text:p text:style-name="Normal">#include &lt;unistd.h&gt;</text:p>
      <text:p text:style-name="Normal">#include &lt;wait.h&gt;</text:p>
      <text:p text:style-name="Normal"/>
      <text:p text:style-name="Normal">int main(int argc, char *argv[]) {</text:p>
      <text:p text:style-name="Normal"><text:s text:c="2"/>pid_t pid1 = fork();</text:p>
      <text:p text:style-name="Normal"><text:s text:c="2"/>printf("%d\n", getpid());</text:p>
      <text:p text:style-name="Normal"><text:s text:c="2"/>pid_t pid2 = fork();</text:p>
      <text:p text:style-name="Normal"><text:s text:c="2"/>printf("%d\n", getpid());</text:p>
      <text:p text:style-name="Normal"><text:s text:c="2"/>if (pid1 || pid2) {</text:p>
      <text:p text:style-name="Normal"><text:s text:c="4"/>pid_t pid3 = fork();</text:p>
      <text:p text:style-name="Normal"><text:s text:c="4"/>printf("%d\n", getpid());</text:p>
      <text:p text:style-name="Normal"><text:s text:c="2"/>}</text:p>
      <text:p text:style-name="Normal"><text:s text:c="2"/>return EXIT_SUCCESS;</text:p>
      <text:p text:style-name="Normal">}</text:p>
      <text:p text:style-name="Normal"/>
      <text:p text:style-name="Normal">7. how many procceses when parrent procces call f(3)</text:p>
      <text:p text:style-name="Normal"/>
      <text:p text:style-name="Normal">void f(int n)</text:p>
      <text:p text:style-name="Normal">{</text:p>
      <text:p text:style-name="Normal"><text:s text:c="4"/>if(n &gt; 0 || fork() == 0){</text:p>
      <text:p text:style-name="Normal"><text:s text:c="8"/>f(n - 1);</text:p>
      <text:p text:style-name="Normal"><text:s text:c="8"/>exit(0);</text:p>
      <text:p text:style-name="Normal"><text:s text:c="6"/>}</text:p>
      <text:p text:style-name="Normal"><text:s text:c="4"/>wait(0);</text:p>
      <text:p text:style-name="Normal"><text:s text:c="2"/>}</text:p>
      <text:p text:style-name="Normal">initial call + 1</text:p>
      <text:p text:style-name="Normal">f(3) - initial call - +1</text:p>
      <text:p text:style-name="Normal">f(2) - first fork : +2</text:p>
      <text:p text:style-name="Normal">f(1) - second fork : +4</text:p>
      <text:p text:style-name="Normal">f(0) - fourth fork : +8</text:p>
      <text:p text:style-name="Normal"/>
      <text:p text:style-name="Normal">in total : 16</text:p>
      <text:p text:style-name="Normal">dar nus sigur</text:p>
      <text:p text:style-name="Normal"/>
      <text:p text:style-name="Normal"/>
      <text:p text:style-name="Normal">8. What will the code below print?</text:p>
      <text:p text:style-name="Normal">#include &lt;stdio.h&gt;</text:p>
      <text:p text:style-name="Normal">#include &lt;stdlib.h&gt;</text:p>
      <text:p text:style-name="Normal">#include &lt;unistd.h&gt;</text:p>
      <text:p text:style-name="Normal">#include &lt;wait.h&gt;</text:p>
      <text:p text:style-name="Normal"/>
      <text:p text:style-name="Normal">int main(int argc, char *argv[]) {</text:p>
      <text:p text:style-name="Normal"><text:s text:c="2"/>char *s[3] = {"A", "B", "C"};</text:p>
      <text:p text:style-name="Normal"><text:s text:c="2"/>for (int i = 0; i &lt; 3; ++i) {</text:p>
      <text:p text:style-name="Normal"><text:s text:c="4"/>pid_t pid = fork();</text:p>
      <text:p text:style-name="Normal"><text:s text:c="4"/>if (pid == 0) {</text:p>
      <text:p text:style-name="Normal"><text:s text:c="6"/>execl("/bin/echo", "/bin/echo", s[i], NULL);</text:p>
      <text:p text:style-name="Normal"><text:s text:c="4"/>}</text:p>
      <text:p text:style-name="Normal"><text:s text:c="2"/>}</text:p>
      <text:p text:style-name="Normal"><text:s text:c="2"/>return EXIT_SUCCESS;</text:p>
      <text:p text:style-name="Normal">}</text:p>
      <text:p text:style-name="Normal"/>
      <text:p text:style-name="Normal">A B C</text:p>
      <text:p text:style-name="Normal"/>
      <text:p text:style-name="Normal">9. What does the system call 'read' do when the pipe contains less data then it is required</text:p>
      <text:p text:style-name="Normal">to read but it is not empty?</text:p>
      <text:p text:style-name="Normal"/>
      <text:p text:style-name="Normal">file_descriptor - fd</text:p>
      <text:p text:style-name="Normal"/>
      <text:p text:style-name="Normal">read(fd , &amp;buf , sizeof(buf));</text:p>
      <text:p text:style-name="Normal"/>
      <text:p text:style-name="Normal">blocking mode (default) : partial read and then it will block/wait until the required amount of data is available</text:p>
      <text:p text:style-name="Normal">non-blocking mode : partial read and then return</text:p>
      <text:p text:style-name="Normal"/>
      <text:p text:style-name="Normal">10. What the code will print?</text:p>
      <text:p text:style-name="Normal"/>
      <text:p text:style-name="Normal">#include &lt;fcntl.h&gt;</text:p>
      <text:p text:style-name="Normal">#include &lt;stdio.h&gt;</text:p>
      <text:p text:style-name="Normal">#include &lt;stdlib.h&gt;</text:p>
      <text:p text:style-name="Normal">#include &lt;unistd.h&gt;</text:p>
      <text:p text:style-name="Normal">#include &lt;wait.h&gt;</text:p>
      <text:p text:style-name="Normal"/>
      <text:p text:style-name="Normal">int main(int argc, char *argv[]) {</text:p>
      <text:p text:style-name="Normal"><text:s text:c="2"/>int p[2];</text:p>
      <text:p text:style-name="Normal"><text:s text:c="2"/>char buf[10] = "abcdefghij";</text:p>
      <text:p text:style-name="Normal"><text:s text:c="2"/>int n;</text:p>
      <text:p text:style-name="Normal"><text:s text:c="2"/>pipe(p);</text:p>
      <text:p text:style-name="Normal"/>
      <text:p text:style-name="Normal"><text:s text:c="2"/>n = read(p[0], buf, 10);</text:p>
      <text:p text:style-name="Normal"><text:s text:c="2"/>printf("%d\n", n);</text:p>
      <text:p text:style-name="Normal"><text:s text:c="2"/>return EXIT_SUCCESS;</text:p>
      <text:p text:style-name="Normal">}</text:p>
      <text:p text:style-name="Normal">Codul nu va afisa nimic pentru ca nu s-a pus nimic p[1]</text:p>
      <text:p text:style-name="Normal">Se blocheaza pentru ca este comportamentul la open pentru pipe-uri sa astepte pana cand sa scrie</text:p>
      <text:p text:style-name="Normal"/>
      <text:p text:style-name="Normal">11. Zombie procces :</text:p>
      <text:p text:style-name="Normal">Este un proces a carui executie a fost terminata dar nu a fost stearsa din tabelul de executie</text:p>
      <text:p text:style-name="Normal">se poate vedea cu ps aux -e | grep 'Z'</text:p>
      <text:p text:style-name="Normal"/>
      <text:p text:style-name="Normal">12. F is executed by 10 thread ,</text:p>
      <text:p text:style-name="Normal">#include &lt;pthread.h&gt;</text:p>
      <text:p text:style-name="Normal">#include &lt;stdio.h&gt;</text:p>
      <text:p text:style-name="Normal">#include &lt;stdlib.h&gt;</text:p>
      <text:p text:style-name="Normal">#include &lt;time.h&gt;</text:p>
      <text:p text:style-name="Normal">#include &lt;unistd.h&gt;</text:p>
      <text:p text:style-name="Normal">#include &lt;wait.h&gt;</text:p>
      <text:p text:style-name="Normal">#define N 10</text:p>
      <text:p text:style-name="Normal">int n = 0;</text:p>
      <text:p text:style-name="Normal">pthread_mutex_t mutex;</text:p>
      <text:p text:style-name="Normal">void *f(void *p) {</text:p>
      <text:p text:style-name="Normal"><text:s text:c="2"/>pthread_mutex_lock(&amp;mutex);</text:p>
      <text:p text:style-name="Normal"><text:s text:c="2"/>n++;</text:p>
      <text:p text:style-name="Normal"><text:s text:c="2"/>pthread_mutex_unlock(&amp;mutex);</text:p>
      <text:p text:style-name="Normal"><text:s text:c="2"/>return NULL;</text:p>
      <text:p text:style-name="Normal">}</text:p>
      <text:p text:style-name="Normal"/>
      <text:p text:style-name="Normal">int main(int argc, char *argv[]) {</text:p>
      <text:p text:style-name="Normal"><text:s text:c="2"/>pthread_mutex_init(&amp;mutex, NULL);</text:p>
      <text:p text:style-name="Normal"><text:s text:c="2"/>pthread_t *th;</text:p>
      <text:p text:style-name="Normal"><text:s text:c="2"/>th = (pthread_t *)malloc(sizeof(pthread_t) * N);</text:p>
      <text:p text:style-name="Normal"/>
      <text:p text:style-name="Normal"><text:s text:c="2"/>for (int i = 0; i &lt; N; ++i) {</text:p>
      <text:p text:style-name="Normal"><text:s text:c="4"/>if (pthread_create(&amp;th[i], NULL, f, NULL) != 0) {</text:p>
      <text:p text:style-name="Normal"><text:s text:c="6"/>return EXIT_FAILURE;</text:p>
      <text:p text:style-name="Normal"><text:s text:c="4"/>}</text:p>
      <text:p text:style-name="Normal"><text:s text:c="2"/>}</text:p>
      <text:p text:style-name="Normal"/>
      <text:p text:style-name="Normal"><text:s text:c="2"/>for (int i = 0; i &lt; N; ++i) {</text:p>
      <text:p text:style-name="Normal"><text:s text:c="4"/>if (pthread_join(th[i], NULL) != 0) {</text:p>
      <text:p text:style-name="Normal"><text:s text:c="6"/>return EXIT_FAILURE;</text:p>
      <text:p text:style-name="Normal"><text:s text:c="4"/>}</text:p>
      <text:p text:style-name="Normal"><text:s text:c="2"/>}</text:p>
      <text:p text:style-name="Normal"><text:s text:c="2"/>printf("%d\n", n);</text:p>
      <text:p text:style-name="Normal"><text:s text:c="2"/>free(th);</text:p>
      <text:p text:style-name="Normal"><text:s text:c="2"/>return EXIT_SUCCESS;</text:p>
      <text:p text:style-name="Normal">}</text:p>
      <text:p text:style-name="Normal"/>
      <text:p text:style-name="Normal"/>
      <text:p text:style-name="Normal">13. Schdeul so that the sum of delays is minim:</text:p>
      <text:p text:style-name="Normal">A(7 , 13) , B(5 , 9) , C(2 , 4)</text:p>
      <text:p text:style-name="Normal"/>
      <text:p text:style-name="Normal">C , B , A</text:p>
      <text:p text:style-name="Normal">2 <text:s text:c="2"/>7 <text:s text:c="2"/>14 -&gt; 0 + 0 + 1 = 1</text:p>
      <text:p text:style-name="Normal"/>
      <text:p text:style-name="Normal"/>
      <text:p text:style-name="Normal">14. Disavantage and advantage of set - associative cache versus direct cache</text:p>
      <text:p text:style-name="Normal"/>
      <text:p text:style-name="Normal">directed-map-cache - map each block of main memory to only one</text:p>
      <text:p text:style-name="Normal"><text:s text:c="22"/>cache location , se foloseste un algoritm de indexing sau hashing</text:p>
      <text:p text:style-name="Normal"><text:s text:c="22"/>cand se acceseaza se foloseste tag , index, offset</text:p>
      <text:p text:style-name="Normal">pro :</text:p>
      <text:p text:style-name="Normal"><text:s text:c="6"/>simplitate si vitez</text:p>
      <text:p text:style-name="Normal"><text:s text:c="6"/>cost redus</text:p>
      <text:p text:style-name="Normal">cons:</text:p>
      <text:p text:style-name="Normal"><text:s text:c="6"/>frecventa la coliziuni, se va intra in conflict si se vor pierde date din cache</text:p>
      <text:p text:style-name="Normal"><text:s text:c="6"/>flexibilitate redusa , un block per locatie</text:p>
      <text:p text:style-name="Normal"/>
      <text:p text:style-name="Normal"><text:s/>Set-Associative Cache - un bloc de memorie la mai multe locatii din cache</text:p>
      <text:p text:style-name="Normal"><text:s text:c="12"/>un exemplu - 2-way Set-Associative , fiecare block de memorie</text:p>
      <text:p text:style-name="Normal"><text:s text:c="12"/>poate fi mapat la una din 2 locatii posibile in cache</text:p>
      <text:p text:style-name="Normal"/>
      <text:p text:style-name="Normal">pro :</text:p>
      <text:p text:style-name="Normal"><text:s text:c="6"/>reducerea coliziunilor</text:p>
      <text:p text:style-name="Normal"><text:s text:c="6"/>flexibilitate mai mare</text:p>
      <text:p text:style-name="Normal">cons:</text:p>
      <text:p text:style-name="Normal"><text:s text:c="6"/>complexitate si cost, mai multa logica necesare , cai</text:p>
      <text:p text:style-name="Normal"><text:s text:c="6"/>consum de energie , deoarece se fac mai multe verificiari</text:p>
      <text:p text:style-name="Normal"/>
      <text:p text:style-name="Normal">15. What page has the highest priority in the LRU repl policy , when choosing a victim page.</text:p>
      <text:p text:style-name="Normal">LRU - least recently used</text:p>
      <text:p text:style-name="Normal">MRU - most recently used</text:p>
      <text:p text:style-name="Normal"/>
      <text:p text:style-name="Normal"/>
      <text:p text:style-name="Normal">16 . Given 2 Set-Associative caches , one with 2 sets of 4 pages</text:p>
      <text:p text:style-name="Normal">and one set with 4 sets of 2 pages, which would perform for the following</text:p>
      <text:p text:style-name="Normal">sequence of page requests</text:p>
      <text:p text:style-name="Normal"/>
      <text:p text:style-name="Normal">20, 9 , 18 , 27 , 20 , 9 , 18 , 27</text:p>
      <text:p text:style-name="Normal"/>
      <text:p text:style-name="Normal">cache 1:</text:p>
      <text:p text:style-name="Normal">2 sets 4 pages , adica are 4 sloturi pe fiecare nivel</text:p>
      <text:p text:style-name="Normal">set 0 : [20 , 18 , 20 , 18]</text:p>
      <text:p text:style-name="Normal">set 1 : [9 , 27 , 9 , 27]</text:p>
      <text:p text:style-name="Normal"/>
      <text:p text:style-name="Normal">cache 2:</text:p>
      <text:p text:style-name="Normal">4 sets , 2 pages - 4 indexuri libere cu cate 2 sloturi fiecare</text:p>
      <text:p text:style-name="Normal">set 0 : [20 , 20]</text:p>
      <text:p text:style-name="Normal">set 1 : [9 , 9]</text:p>
      <text:p text:style-name="Normal">set 2 : [18 , 18]</text:p>
      <text:p text:style-name="Normal">set 3 : [27 , 27]</text:p>
      <text:p text:style-name="Normal"/>
      <text:p text:style-name="Normal"/>
      <text:p text:style-name="Normal">17 . How many data blocks can be appended to by the triple indirection</text:p>
      <text:p text:style-name="Normal">of an i-node , if a block contains N addresate other blocks?</text:p>
      <text:p text:style-name="Normal">D + n + n^2 + n^3</text:p>
      <text:p text:style-name="Normal"/>
      <text:p text:style-name="Normal">18. semaphores - iti blocheaza un numar de thread-uri pana cand se executa acel numar</text:p>
      <text:p text:style-name="Normal">set_init(&amp;semaphore , 0 , 4); lasa cate 4 odata</text:p>
      <text:p text:style-name="Normal"/>
      <text:p text:style-name="Normal">PRODUCER CONSUMER :</text:p>
      <text:p text:style-name="Normal">avem P(producer) si c(consumer ) ambii au acces la un buffer , shared memory</text:p>
      <text:p text:style-name="Normal">P adauga si C scoate din el</text:p>
      <text:p text:style-name="Normal">3 PROBLEME:</text:p>
      <text:p text:style-name="Normal"><text:s text:c="2"/>1) manage shared memory , we can have race conditions , maybe use a mutex</text:p>
      <text:p text:style-name="Normal"><text:s text:c="2"/>2) checking if the buffer is full</text:p>
      <text:p text:style-name="Normal"><text:s text:c="2"/>3) checking if buffer is empty</text:p>
      <text:p text:style-name="Normal"/>
      <text:p text:style-name="Normal">we solve the problem by having 2 semaphores</text:p>
      <text:p text:style-name="Normal">one with empty slots , one with full slots</text:p>
      <text:p text:style-name="Normal"/>
      <text:p text:style-name="Normal"/>
      <text:p text:style-name="Normal"/>
      <text:p text:style-name="Normal">19. method for preventing deadlock when you cannot avoid modifying resources concurently</text:p>
      <text:p text:style-name="Normal">a) resource ordering</text:p>
      <text:p text:style-name="Normal">b) banker algorithm</text:p>
      <text:p text:style-name="Normal">c) hold and wait</text:p>
      <text:p text:style-name="Normal"/>
      <text:p text:style-name="Normal">20. binary semaphore and its P method</text:p>
      <text:p text:style-name="Normal">doar un singur thread are acces la o parte critica</text:p>
      <text:p text:style-name="Normal"/>
      <text:p text:style-name="Normal">methods: wait(P) , signal(V)</text:p>
      <text:p text:style-name="Normal">wait decrement the value of the semaphore</text:p>
      <text:p text:style-name="Normal">signal - increments the value of the semaphore</text:p>
      <text:p text:style-name="Normal"/>
      <text:p text:style-name="Normal">diferenta intre mutex si binary semaphore este ca</text:p>
      <text:p text:style-name="Normal">poti da "unlock" la binary semaphore in alt thread</text:p>
      <text:p text:style-name="Normal">in mutex poti da unlock doar in thread-ul current</text:p>
      <text:p text:style-name="Normal"/>
      <text:p text:style-name="Normal">1. Write a unix sheel command that displays the lines in a file a.txt that contains words</text:p>
      <text:p text:style-name="Normal">starting with capital letters</text:p>
      <text:p text:style-name="Normal"/>
      <text:p text:style-name="Normal">grep -E '^[A-Z]' a.txt</text:p>
      <text:p text:style-name="Normal"/>
      <text:p text:style-name="Normal">2. Write a unix shell command that inverts in a file a.txt all pairs of neighboring digits</text:p>
      <text:p text:style-name="Normal">echo "a3972b" | sed -E 's/([0-9])([0-9])/\2\1/g'</text:p>
      <text:p text:style-name="Normal"/>
      <text:p text:style-name="Normal">3. File a.txt contains on each line 2 numers separated by space</text:p>
      <text:p text:style-name="Normal">Write a unix shell command that displays for each line the sum of its numbers</text:p>
      <text:p text:style-name="Normal"/>
      <text:p text:style-name="Normal">awk '{print $1+$2}' nr.txt</text:p>
      <text:p text:style-name="Normal"/>
      <text:p text:style-name="Normal">4. Display only the lines of a file that appear only once</text:p>
      <text:p text:style-name="Normal">sort file.txt | uniq -u</text:p>
      <text:p text:style-name="Normal"/>
      <text:p text:style-name="Normal">5. Write a unix shell script that displays the name of each .txt file</text:p>
      <text:p text:style-name="Normal">that containt the word cat</text:p>
      <text:p text:style-name="Normal"/>
      <text:p text:style-name="Normal">for FILE in \*.txt; do</text:p>
      <text:p text:style-name="Normal"><text:s text:c="2"/>nr=$( grep -Eo 'cat' $FILE | wc -l)</text:p>
      <text:p text:style-name="Normal"><text:s text:c="2"/>if [[ $nr -gt 0 ]]; then</text:p>
      <text:p text:style-name="Normal"><text:s text:c="4"/>echo "$FILE"</text:p>
      <text:p text:style-name="Normal"><text:s text:c="2"/>fi</text:p>
      <text:p text:style-name="Normal">done</text:p>
      <text:p text:style-name="Normal"/>
      <text:p text:style-name="Normal">6. In the program fragment below, mark which proces executes each line</text:p>
      <text:p text:style-name="Normal">the parent , the child, or both</text:p>
      <text:p text:style-name="Normal"/>
      <text:p text:style-name="Normal">k = fork();</text:p>
      <text:p text:style-name="Normal">if(k == 0)// child</text:p>
      <text:p text:style-name="Normal">{</text:p>
      <text:p text:style-name="Normal"><text:s text:c="4"/>printf("A\n");// child</text:p>
      <text:p text:style-name="Normal">}</text:p>
      <text:p text:style-name="Normal">else{ // parent</text:p>
      <text:p text:style-name="Normal"><text:s text:c="4"/>printf("B\n");</text:p>
      <text:p text:style-name="Normal"><text:s text:c="2"/>}</text:p>
      <text:p text:style-name="Normal">printf("C\n"); // both</text:p>
      <text:p text:style-name="Normal"/>
      <text:p text:style-name="Normal">7. How many procceses will be created by the code fragment below?</text:p>
      <text:p text:style-name="Normal"/>
      <text:p text:style-name="Normal">fork(); wait(0); fork(); wait(0); fork();</text:p>
      <text:p text:style-name="Normal"/>
      <text:p text:style-name="Normal">2^3</text:p>
      <text:p text:style-name="Normal"/>
      <text:p text:style-name="Normal">8. What are the possible console outputs of the following code fragment</text:p>
      <text:p text:style-name="Normal">(ignoring any output that execl might generate),</text:p>
      <text:p text:style-name="Normal">and when will they happen?</text:p>
      <text:p text:style-name="Normal"/>
      <text:p text:style-name="Normal">printf("A\n"); execl(....);printf("B\n");</text:p>
      <text:p text:style-name="Normal"/>
      <text:p text:style-name="Normal">mereu A\n</text:p>
      <text:p text:style-name="Normal"/>
      <text:p text:style-name="Normal">daca execl reuseste se opreste aici</text:p>
      <text:p text:style-name="Normal"/>
      <text:p text:style-name="Normal">daca execl nu reuseste : B\n</text:p>
      <text:p text:style-name="Normal"/>
      <text:p text:style-name="Normal">9. What does the sytem call "read" do when the pipe is empty?</text:p>
      <text:p text:style-name="Normal">Procesul asteapta pana cand se va scrie ceva</text:p>
      <text:p text:style-name="Normal"/>
      <text:p text:style-name="Normal">10. What does the system call "open" do before returning from opening a fifo?</text:p>
      <text:p text:style-name="Normal"/>
      <text:p text:style-name="Normal">checks the flags that it has been set to</text:p>
      <text:p text:style-name="Normal"/>
      <text:p text:style-name="Normal">11. Give a reason for choosing threads over procceses</text:p>
      <text:p text:style-name="Normal">more efficient with memory management , with threads you have</text:p>
      <text:p text:style-name="Normal">shared memory , with procceses you double every time you fork()</text:p>
      <text:p text:style-name="Normal"/>
      <text:p text:style-name="Normal">12. Considerintthat functions "fa" and "fb" are run in concurent threads</text:p>
      <text:p text:style-name="Normal">what will the value of "n" be after the threads are finised . WHY?</text:p>
      <text:p text:style-name="Normal"/>
      <text:p text:style-name="Normal">#include &lt;pthread.h&gt;</text:p>
      <text:p text:style-name="Normal">#include &lt;stdio.h&gt;</text:p>
      <text:p text:style-name="Normal">#include &lt;stdlib.h&gt;</text:p>
      <text:p text:style-name="Normal">#include &lt;time.h&gt;</text:p>
      <text:p text:style-name="Normal">#include &lt;unistd.h&gt;</text:p>
      <text:p text:style-name="Normal">#include &lt;wait.h&gt;</text:p>
      <text:p text:style-name="Normal"/>
      <text:p text:style-name="Normal">pthread_mutex_t a, b;</text:p>
      <text:p text:style-name="Normal">int n = 0;</text:p>
      <text:p text:style-name="Normal">void *fa(void *p) {</text:p>
      <text:p text:style-name="Normal"><text:s text:c="2"/>pthread_mutex_lock(&amp;a);</text:p>
      <text:p text:style-name="Normal"><text:s text:c="2"/>++n;</text:p>
      <text:p text:style-name="Normal"><text:s text:c="2"/>pthread_mutex_unlock(&amp;a);</text:p>
      <text:p text:style-name="Normal">}</text:p>
      <text:p text:style-name="Normal">void *fb(void *p) {</text:p>
      <text:p text:style-name="Normal"><text:s text:c="2"/>pthread_mutex_lock(&amp;b);</text:p>
      <text:p text:style-name="Normal"><text:s text:c="2"/>++n;</text:p>
      <text:p text:style-name="Normal"><text:s text:c="2"/>pthread_mutex_unlock(&amp;b);</text:p>
      <text:p text:style-name="Normal">}</text:p>
      <text:p text:style-name="Normal"/>
      <text:p text:style-name="Normal">int main(int argc, char *argv[]) {</text:p>
      <text:p text:style-name="Normal"><text:s text:c="2"/>pthread_mutex_init(&amp;a, NULL);</text:p>
      <text:p text:style-name="Normal"><text:s text:c="2"/>pthread_mutex_init(&amp;b, NULL);</text:p>
      <text:p text:style-name="Normal"/>
      <text:p text:style-name="Normal"><text:s text:c="2"/>pthread_t *th;</text:p>
      <text:p text:style-name="Normal"><text:s text:c="2"/>th = (pthread_t *)malloc(sizeof(pthread_t) * 2);</text:p>
      <text:p text:style-name="Normal"/>
      <text:p text:style-name="Normal"><text:s text:c="2"/>pthread_create(&amp;th[0], NULL, fa, NULL);</text:p>
      <text:p text:style-name="Normal"><text:s text:c="2"/>pthread_create(&amp;th[1], NULL, fb, NULL);</text:p>
      <text:p text:style-name="Normal"/>
      <text:p text:style-name="Normal"><text:s text:c="2"/>pthread_join(th[0], NULL);</text:p>
      <text:p text:style-name="Normal"><text:s text:c="2"/>pthread_join(th[1], NULL);</text:p>
      <text:p text:style-name="Normal"/>
      <text:p text:style-name="Normal"><text:s text:c="2"/>pthread_mutex_destroy(&amp;a);</text:p>
      <text:p text:style-name="Normal"><text:s text:c="2"/>pthread_mutex_destroy(&amp;b);</text:p>
      <text:p text:style-name="Normal"/>
      <text:p text:style-name="Normal"><text:s text:c="2"/>printf("%d\n", n);</text:p>
      <text:p text:style-name="Normal"/>
      <text:p text:style-name="Normal"><text:s text:c="2"/>return EXIT_SUCCESS;</text:p>
      <text:p text:style-name="Normal">}</text:p>
      <text:p text:style-name="Normal"/>
      <text:p text:style-name="Normal"/>
      <text:p text:style-name="Normal">13. Schedule the following jobs(Name / Duration /Deadline) so all can meet their deadlines</text:p>
      <text:p text:style-name="Normal"/>
      <text:p text:style-name="Normal">A/5/9 , B/7/13 , C/1/10</text:p>
      <text:p text:style-name="Normal"/>
      <text:p text:style-name="Normal">C - A - B</text:p>
      <text:p text:style-name="Normal">1 - 6 - 13 = 0 + 0 + 0 = 0</text:p>
      <text:p text:style-name="Normal"/>
      <text:p text:style-name="Normal">14. Give one advantage and one disavantage of the segmented allocation method over the</text:p>
      <text:p text:style-name="Normal">paged allocation method</text:p>
      <text:p text:style-name="Normal"/>
      <text:p text:style-name="Normal">advantage: allows logical grouping of data and code into segments</text:p>
      <text:p text:style-name="Normal"><text:s text:c="10"/>ex : data_array</text:p>
      <text:p text:style-name="Normal"/>
      <text:p text:style-name="Normal">disavantage: segmented allocation can lead to external fragmention</text:p>
      <text:p text:style-name="Normal"><text:s text:c="10"/>hard to find every time new blocks that can be allocated</text:p>
      <text:p text:style-name="Normal"/>
      <text:p text:style-name="Normal">15. When would you load into memory the pages of a program that is being started?</text:p>
      <text:p text:style-name="Normal"/>
      <text:p text:style-name="Normal">demandpaging : pages are loaded into memroy only when they are needed</text:p>
      <text:p text:style-name="Normal">pre-paging : several pages before they are actualy accesed</text:p>
      <text:p text:style-name="Normal">swapping : entire pages are loaded into memory at once</text:p>
      <text:p text:style-name="Normal"/>
      <text:p text:style-name="Normal">16. When does a process change state from run to ready?</text:p>
      <text:p text:style-name="Normal"/>
      <text:p text:style-name="Normal">Stages of a process:</text:p>
      <text:p text:style-name="Normal">1) new(create) about to be created , but not yet created</text:p>
      <text:p text:style-name="Normal">2) ready(new) -&gt; ready to run</text:p>
      <text:p text:style-name="Normal">3) run : the procces is chosen from the ready queue by the cpu for execution</text:p>
      <text:p text:style-name="Normal">4) blocked or wait</text:p>
      <text:p text:style-name="Normal">5) terminated or completed : is killed</text:p>
      <text:p text:style-name="Normal"/>
      <text:p text:style-name="Normal">It doesnt make sense , only from ready to run</text:p>
      <text:p text:style-name="Normal"/>
      <text:p text:style-name="Normal">17. Given a unix fyle sistem configured with a block size of B bytes</text:p>
      <text:p text:style-name="Normal">that can contain A addreses and i-nodes, having S directlink , one simple indirection link,</text:p>
      <text:p text:style-name="Normal">one double indirection link , and one triple indirection link , give the formula for the maximum filesize possible.</text:p>
      <text:p text:style-name="Normal"/>
      <text:p text:style-name="Normal">Total blocks = S + A + A^2 + A^3</text:p>
      <text:p text:style-name="Normal"/>
      <text:p text:style-name="Normal">maximum file size in bytes : M = B x Total blocks</text:p>
      <text:p text:style-name="Normal"/>
      <text:p text:style-name="Normal">18. What happens with the data when you delete a file that has a hard link</text:p>
      <text:p text:style-name="Normal">pointing to it?</text:p>
      <text:p text:style-name="Normal"/>
      <text:p text:style-name="Normal">the hard link still remains , becaus hard links acts as a mirror copy of the original file</text:p>
      <text:p text:style-name="Normal"/>
      <text:p text:style-name="Normal">19. Give e method for preventing deadlocks</text:p>
      <text:p text:style-name="Normal"/>
      <text:p text:style-name="Normal">recursive deadlocks</text:p>
      <text:p text:style-name="Normal"/>
      <text:p text:style-name="Normal">pthread_mutex_attr_t recursiveMutexAttribute;</text:p>
      <text:p text:style-name="Normal">pthread_mutexattr_settype(&amp;recursiveMutexAttribute , PTHREAD_MUTEX_RECURSIVE)</text:p>
      <text:p text:style-name="Normal">pthread_mutex_init(&amp;mutex , recursiveMutexAttribute);</text:p>
      <text:p text:style-name="Normal"/>
      <text:p text:style-name="Normal"/>
      <text:p text:style-name="Normal">20. What is a binary semaphore , and whats the effect of its P method , when</text:p>
      <text:p text:style-name="Normal">called by multiple concurent procceses/threads</text:p>
      <text:p text:style-name="Normal"/>
      <text:p text:style-name="Normal">methods: wait(P) , signal(V)</text:p>
      <text:p text:style-name="Normal">wait decrement the value of the semaphore</text:p>
      <text:p text:style-name="Normal">signal - increments the value of the semaphore</text:p>
      <text:p text:style-name="Normal"/>
      <text:p text:style-name="Normal">diferenta intre mutex si binary semaphore este ca</text:p>
      <text:p text:style-name="Normal">poti da "unlock" la binary semaphore in alt thread</text:p>
      <text:p text:style-name="Normal">in mutex poti da unlock doar in thread-ul current</text:p>
      <text:p text:style-name="Normal"/>
      <text:p text:style-name="Normal">3. awk '{wc=0;count=0;for(col=1;col&lt;=NF;++col)wc++;count++;done</text:p>
      <text:p text:style-name="Normal">print $wc/$count}'</text:p>
      <text:p text:style-name="Normal"/>
      <text:p text:style-name="Normal">4. Print the file names and hierarch</text:p>
      <text:p text:style-name="Normal">tree .</text:p>
      <text:p text:style-name="Normal"/>
      <text:p text:style-name="Normal">5.</text:p>
      <text:p text:style-name="Normal">#!/bin/bash</text:p>
      <text:p text:style-name="Normal"/>
      <text:p text:style-name="Normal">main() {</text:p>
      <text:p text:style-name="Normal"><text:s text:c="8"/>local SUM_LINES=0</text:p>
      <text:p text:style-name="Normal"><text:s text:c="8"/>local COUNT=0</text:p>
      <text:p text:style-name="Normal"/>
      <text:p text:style-name="Normal"><text:s text:c="8"/>for FILE in *.txt; do</text:p>
      <text:p text:style-name="Normal"><text:s text:c="16"/>aux=$(cat $FILE | wc -l)</text:p>
      <text:p text:style-name="Normal"><text:s text:c="16"/>((++COUNT))</text:p>
      <text:p text:style-name="Normal"><text:s text:c="16"/>SUM_LINES=$((SUM_LINES + aux))</text:p>
      <text:p text:style-name="Normal"/>
      <text:p text:style-name="Normal"><text:s text:c="8"/>done</text:p>
      <text:p text:style-name="Normal"><text:s text:c="2"/>if [[ $COUNT -eq 0 ]]; then</text:p>
      <text:p text:style-name="Normal"><text:s text:c="4"/>echo "No .txt files"</text:p>
      <text:p text:style-name="Normal"><text:s text:c="4"/>exit 1</text:p>
      <text:p text:style-name="Normal"><text:s text:c="2"/>fi</text:p>
      <text:p text:style-name="Normal"><text:s text:c="8"/>echo $(echo "scale=2; $SUM_LINES / $COUNT" | bc)</text:p>
      <text:p text:style-name="Normal"/>
      <text:p text:style-name="Normal">}</text:p>
      <text:p text:style-name="Normal"/>
      <text:p text:style-name="Normal">main</text:p>
      <text:p text:style-name="Normal"/>
      <text:p text:style-name="Normal"/>
      <text:p text:style-name="Normal">7. f(3) number of proceses</text:p>
      <text:p text:style-name="Normal"/>
      <text:p text:style-name="Normal">void f(int n)</text:p>
      <text:p text:style-name="Normal">{</text:p>
      <text:p text:style-name="Normal"><text:s text:c="4"/>if(n &gt; 0 &amp;&amp; fork() == 0)</text:p>
      <text:p text:style-name="Normal"><text:s text:c="4"/>{</text:p>
      <text:p text:style-name="Normal"><text:s text:c="8"/>f(n - 1);</text:p>
      <text:p text:style-name="Normal"><text:s text:c="8"/>wait(NULL);</text:p>
      <text:p text:style-name="Normal"><text:s text:c="6"/>}</text:p>
      <text:p text:style-name="Normal"><text:s text:c="6"/>else wait(NULL);</text:p>
      <text:p text:style-name="Normal"><text:s text:c="2"/>}</text:p>
      <text:p text:style-name="Normal"/>
      <text:p text:style-name="Normal">f(3) -&gt; 4 procese (cu tot cu parinte)</text:p>
      <text:p text:style-name="Normal"/>
      <text:p text:style-name="Normal"/>
      <text:p text:style-name="Normal">8. What does it print?</text:p>
      <text:p text:style-name="Normal">#include &lt;stdio.h&gt;</text:p>
      <text:p text:style-name="Normal">#include &lt;stdlib.h&gt;</text:p>
      <text:p text:style-name="Normal">#include &lt;unistd.h&gt;</text:p>
      <text:p text:style-name="Normal">#include &lt;wait.h&gt;</text:p>
      <text:p text:style-name="Normal"/>
      <text:p text:style-name="Normal">int main(int argc, char *argv[]) {</text:p>
      <text:p text:style-name="Normal"><text:s text:c="2"/>char *s[3] = {"A", "B", "C"};</text:p>
      <text:p text:style-name="Normal"><text:s text:c="2"/>for (int i = 0; i &lt; 3; ++i) {</text:p>
      <text:p text:style-name="Normal"><text:s text:c="4"/>execl("/bin/echo", "/bin/echo", s[i], NULL);</text:p>
      <text:p text:style-name="Normal"><text:s text:c="2"/>}</text:p>
      <text:p text:style-name="Normal"><text:s text:c="2"/>return EXIT_SUCCESS;</text:p>
      <text:p text:style-name="Normal">}</text:p>
      <text:p text:style-name="Normal">It only prints out "A" , bcs execl replaces the current image of the procces with a new one</text:p>
      <text:p text:style-name="Normal">If the execl fails it will come back</text:p>
      <text:p text:style-name="Normal"/>
      <text:p text:style-name="Normal"/>
      <text:p text:style-name="Normal">9. What does the system call "read" do when the fifo contains less data</text:p>
      <text:p text:style-name="Normal">thatn it is required to read?</text:p>
      <text:p text:style-name="Normal"/>
      <text:p text:style-name="Normal">returns error</text:p>
      <text:p text:style-name="Normal"/>
      <text:p text:style-name="Normal"/>
      <text:p text:style-name="Normal">10. What will the code fragment below print to the console if no other</text:p>
      <text:p text:style-name="Normal">process opens the "abc" FIFO ? Justify</text:p>
      <text:p text:style-name="Normal"/>
      <text:p text:style-name="Normal">#include &lt;fcntl.h&gt;</text:p>
      <text:p text:style-name="Normal">#include &lt;stdio.h&gt;</text:p>
      <text:p text:style-name="Normal">#include &lt;stdlib.h&gt;</text:p>
      <text:p text:style-name="Normal">#include &lt;unistd.h&gt;</text:p>
      <text:p text:style-name="Normal">#include &lt;wait.h&gt;</text:p>
      <text:p text:style-name="Normal">int main(int argc, char *argv[]) {</text:p>
      <text:p text:style-name="Normal"><text:s text:c="2"/>int r, w, n = 0;</text:p>
      <text:p text:style-name="Normal"><text:s text:c="2"/>r = open("abc", O_RDONLY);</text:p>
      <text:p text:style-name="Normal"><text:s text:c="2"/>n++;</text:p>
      <text:p text:style-name="Normal"><text:s text:c="2"/>w = open("abc", O_WRONLY);</text:p>
      <text:p text:style-name="Normal"><text:s text:c="2"/><text:span text:style-name="T161">n++;</text:span></text:p>
      <text:p text:style-name="P162"><text:s text:c="2"/>printf("%d\n", n);</text:p>
      <text:p text:style-name="Normal"><text:span text:style-name="T163"><text:s text:c="2"/></text:span>return EXIT_SUCCESS;</text:p>
      <text:p text:style-name="Normal">}</text:p>
      <text:p text:style-name="Normal"/>
      <text:p text:style-name="Normal">It will print 2 , because it read and writes in the same file , so it</text:p>
      <text:p text:style-name="Normal">doesnt block</text:p>
      <text:p text:style-name="Normal"/>
      <text:p text:style-name="Normal">11. What happens with a process between the moment it finished and the</text:p>
      <text:p text:style-name="Normal">moment its parrent calls wait?</text:p>
      <text:p text:style-name="Normal"/>
      <text:p text:style-name="Normal">Becomes a zombie process</text:p>
      <text:p text:style-name="Normal"/>
      <text:p text:style-name="Normal">13 . Schedule so the sum of delays is minimized</text:p>
      <text:p text:style-name="Normal"/>
      <text:p text:style-name="Normal">A/7/13 , B/5/9 , C/2/4</text:p>
      <text:p text:style-name="Normal"/>
      <text:p text:style-name="Normal">C - B - A</text:p>
      <text:p text:style-name="Normal">2 - 7 - 14 <text:s/>: sum = 0 + 0 + 1 = 1</text:p>
      <text:p text:style-name="Normal"/>
      <text:p text:style-name="Normal"/>
      <text:p text:style-name="Normal">14. Give an advantage a disavatnage of the set-associative cache versus</text:p>
      <text:p text:style-name="Normal">the associative caches</text:p>
      <text:p text:style-name="Normal"/>
      <text:p text:style-name="Normal">adv : more flexible</text:p>
      <text:p text:style-name="Normal">dis : more complicated and time consuming</text:p>
      <text:p text:style-name="Normal"/>
      <text:p text:style-name="Normal">15. What page category has the highest priority in the NRU replacement policy</text:p>
      <text:p text:style-name="Normal">when choosing a victim page?</text:p>
      <text:p text:style-name="Normal"/>
      <text:p text:style-name="Normal">NRU - not recently used</text:p>
      <text:p text:style-name="Normal">1</text:p>
      <text:p text:style-name="Normal"/>
      <text:p text:style-name="Normal">16. Given 2set-associative caches , one with 2 sets of 4 pages and one</text:p>
      <text:p text:style-name="Normal">with 4 sets of 2 pages, which would perform beter for the following</text:p>
      <text:p text:style-name="Normal">sequence of page requests:</text:p>
      <text:p text:style-name="Normal">20 , 9 , 18 , 27 , 20, 9 , 18 , 27. why?</text:p>
      <text:p text:style-name="Normal"/>
      <text:p text:style-name="Normal">cache 1:</text:p>
      <text:p text:style-name="Normal">2 seturi cate 4 pagini</text:p>
      <text:p text:style-name="Normal">set 0 : 20 , 18 , 20 , 18</text:p>
      <text:p text:style-name="Normal">set 1 : 9 , 27 , 9 , 27</text:p>
      <text:p text:style-name="Normal"/>
      <text:p text:style-name="Normal">cache 2:</text:p>
      <text:p text:style-name="Normal">4 seturi de cate 2 pagini</text:p>
      <text:p text:style-name="Normal">set 0 : 20 , 20</text:p>
      <text:p text:style-name="Normal">set 1 : 9 , 9</text:p>
      <text:p text:style-name="Normal">set 2 : 18 , 18</text:p>
      <text:p text:style-name="Normal">set 3 : 27 , 27</text:p>
      <text:p text:style-name="Normal"/>
      <text:p text:style-name="Normal">cache 2 e mai bun pentru ca se poate accesa mai rapid cache-ul astfel</text:p>
      <text:p text:style-name="P164">pentru ca se au mai multe seturi</text:p>
      <text:p text:style-name="P165"/>
      <text:p text:style-name="Normal">17. How many data blocks can be referenced by the double-indirection of a i-node</text:p>
      <text:p text:style-name="Normal">if a block contains n addresses to other blocks?</text:p>
      <text:p text:style-name="Normal"/>
      <text:p text:style-name="Normal">n + n ^ 2</text:p>
      <text:p text:style-name="Normal"/>
      <text:p text:style-name="Normal">19. Give a method for preventing the apparatition of deadlocks</text:p>
      <text:p text:style-name="Normal"/>
      <text:p text:style-name="Normal">reccursive deadlocks</text:p>
      <text:p text:style-name="Normal"/>
      <text:p text:style-name="Normal">20. Add the necessary instructions to the code fragment below , so that thestantard input of command /bin/pwd</text:p>
      <text:p text:style-name="Normal">to be read from pipe p;</text:p>
      <text:p text:style-name="Normal"/>
      <text:p text:style-name="Normal">#include &lt;stdio.h&gt;</text:p>
      <text:p text:style-name="Normal">#include &lt;stdlib.h&gt;</text:p>
      <text:p text:style-name="Normal">#include &lt;unistd.h&gt;</text:p>
      <text:p text:style-name="Normal">#include &lt;wait.h&gt;</text:p>
      <text:p text:style-name="Normal"/>
      <text:p text:style-name="Normal">int main(int argc, char *argv[]) {</text:p>
      <text:p text:style-name="Normal"><text:s text:c="2"/>int p[2];</text:p>
      <text:p text:style-name="Normal"><text:s text:c="2"/>pipe(p);</text:p>
      <text:p text:style-name="Normal"/>
      <text:p text:style-name="Normal"><text:s text:c="2"/>if (fork() == 0) {</text:p>
      <text:p text:style-name="Normal"><text:s text:c="4"/>close(p[1]); // nu scriem</text:p>
      <text:p text:style-name="Normal"><text:s text:c="4"/>dup2(p[0], STDIN_FILENO);</text:p>
      <text:p text:style-name="Normal"><text:s text:c="4"/><text:span text:style-name="T166">execl("/bin/pwd", "/bin/pwd", NULL);</text:span></text:p>
      <text:p text:style-name="Normal"><text:span text:style-name="T167"><text:s text:c="4"/></text:span>perror("execl");</text:p>
      <text:p text:style-name="Normal"><text:s text:c="4"/>exit(EXIT_FAILURE);</text:p>
      <text:p text:style-name="Normal"><text:s text:c="2"/>}</text:p>
      <text:p text:style-name="Normal"><text:s text:c="2"/>close(p[0]);</text:p>
      <text:p text:style-name="Normal"><text:s text:c="2"/>return EXIT_SUCCESS;</text:p>
      <text:p text:style-name="Normal">}<text:tab/></text:p>
      <text:p text:style-name="Normal">1 . Dati exemplu de 3 expresii regulare care accepta</text:p>
      <text:p text:style-name="P168">orice numar ne-negativ multiplu de 5</text:p>
      <text:p text:style-name="P169"><text:s/>Mai usor , adica nu au - inainte si au 5 sau 0 la final</text:p>
      <text:p text:style-name="P170"/>
      <text:p text:style-name="P171">grep -E '[0-9]{,0}[05]$'</text:p>
      <text:p text:style-name="P172">grep -E '[+0-9][0-9]{,0}[05]$'</text:p>
      <text:p text:style-name="Normal">grep -E '^[+0-9][0-9]{,9}[05]$'</text:p>
      <text:p text:style-name="Normal"/>
      <text:p text:style-name="Normal">2. Dati 5 comenzi grep care afiseaza toate liniile dintr-un fisier</text:p>
      <text:p text:style-name="Normal">care contin litera a mare sau mic</text:p>
      <text:p text:style-name="Normal"/>
      <text:p text:style-name="P173">grep -E '[aA]' 2.txt</text:p>
      <text:p text:style-name="P174">grep -E '\b[aA]' 2.txt</text:p>
      <text:p text:style-name="Normal">grep -Ei 'a' 2.txt</text:p>
      <text:p text:style-name="Normal">grep -E -v '[b-zB-Z]' 2.txt</text:p>
      <text:p text:style-name="Normal">grep -E 'a|A' 2.txt</text:p>
      <text:p text:style-name="Normal"/>
      <text:p text:style-name="Normal">3. 2 comenzi sed care afiseaza dintr-un fisier</text:p>
      <text:p text:style-name="Normal">doar liniile care nu contin cifra 7</text:p>
      <text:p text:style-name="Normal"/>
      <text:p text:style-name="Normal">sed '/7/d' 3.txt</text:p>
      <text:p text:style-name="Normal">sed -n '/7/!p' 3.txt</text:p>
      <text:p text:style-name="Normal"/>
      <text:p text:style-name="Normal">4. Scrieti o comanda awk care afiseaza suma</text:p>
      <text:p text:style-name="Normal">penultimului camp al tuturor liniilor</text:p>
      <text:p text:style-name="Normal"/>
      <text:p text:style-name="Normal">awk '{sum += $(NF -1)} END {print sum}' 4.txt</text:p>
      <text:p text:style-name="Normal"/>
      <text:p text:style-name="Normal">5. Cum puteri redirecta in linia de comanda iesirea de eroare</text:p>
      <text:p text:style-name="Normal">prin pipe inspre un alt program?</text:p>
      <text:p text:style-name="Normal"/>
      <text:p text:style-name="Normal">comanda_cu_eroare 2&gt;&amp;1 | alt_program</text:p>
      <text:p text:style-name="Normal"/>
      <text:p text:style-name="Normal">6. Un script shell care afiseaza toate argumentele din linia de</text:p>
      <text:p text:style-name="Normal">comanda fara a folosi for</text:p>
      <text:p text:style-name="Normal"/>
      <text:p text:style-name="Normal">echo "$@"</text:p>
      <text:p text:style-name="Normal"/>
      <text:p text:style-name="Normal">7. Desenati ierarhia proceselor create de codul de mai jos</text:p>
      <text:p text:style-name="Normal">incluzand procesul parinte</text:p>
      <text:p text:style-name="Normal"/>
      <text:p text:style-name="Normal">#include &lt;pthread.h&gt;</text:p>
      <text:p text:style-name="Normal">#include &lt;stdio.h&gt;</text:p>
      <text:p text:style-name="Normal">#include &lt;stdlib.h&gt;</text:p>
      <text:p text:style-name="Normal">#include &lt;time.h&gt;</text:p>
      <text:p text:style-name="Normal">#include &lt;unistd.h&gt;</text:p>
      <text:p text:style-name="Normal">#include &lt;wait.h&gt;</text:p>
      <text:p text:style-name="Normal">int main(int argc, char *argv[]) {</text:p>
      <text:p text:style-name="Normal"><text:s text:c="2"/>for (int i = 0; i &lt; 3; ++i) {</text:p>
      <text:p text:style-name="Normal"><text:s text:c="4"/>fork();</text:p>
      <text:p text:style-name="Normal"><text:s text:c="4"/>execlp("ls", "ls", "/", NULL);</text:p>
      <text:p text:style-name="Normal"><text:s text:c="2"/>}</text:p>
      <text:p text:style-name="Normal"><text:s text:c="2"/>return EXIT_SUCCESS;</text:p>
      <text:p text:style-name="Normal">}</text:p>
      <text:p text:style-name="Normal"/>
      <text:p text:style-name="Normal">i = 0 ; intra pe for , se da fork()</text:p>
      <text:p text:style-name="Normal"/>
      <text:p text:style-name="Normal">P - C</text:p>
      <text:p text:style-name="Normal"/>
      <text:p text:style-name="Normal">ambele procese dau execlp , si acolo se opresc(daca a fost succesful)</text:p>
      <text:p text:style-name="Normal"/>
      <text:p text:style-name="Normal">8. Adaugati liniile de cod c necesare pentru ca instructiunea de mai jos</text:p>
      <text:p text:style-name="Normal">sa suprascrie continutul unui fisier b.txt</text:p>
      <text:p text:style-name="Normal">Nu modificati instructiunea``</text:p>
      <text:p text:style-name="Normal"/>
      <text:p text:style-name="Normal">execlp("cat" , "cat" , "a.txt" , NULL);</text:p>
      <text:p text:style-name="Normal"/>
      <text:p text:style-name="Normal">int fd = open("fisier" , O_CREAT | O_WEONLY);</text:p>
      <text:p text:style-name="Normal">dup2(fd , 1);</text:p>
      <text:p text:style-name="Normal"/>
      <text:p text:style-name="Normal">9. De ce nu este recomandat sa comunicati bidirection printr-un singur fifo?</text:p>
      <text:p text:style-name="Normal"/>
      <text:p text:style-name="Normal">este mai usor pentru a face operatii precum : citesc in copil , fac suma in parinte si dupa o trimit la alt copil sa afiseze suma</text:p>
      <text:p text:style-name="Normal">pot aparea dealock-uri , si face logica mult prea complicata , decat daca ar mai adauga un proces</text:p>
      <text:p text:style-name="Normal"/>
      <text:p text:style-name="Normal">10. Cate fifo-uri poate deschide un proces daca nu sunt si nici nu vor</text:p>
      <text:p text:style-name="Normal">fi folosite vreodata de un alt proces?</text:p>
      <text:p text:style-name="Normal"/>
      <text:p text:style-name="Normal">1 - dupa primul open se blocheaza</text:p>
      <text:p text:style-name="Normal"/>
      <text:p text:style-name="Normal">11. Cand se poate folosi un proces in locul unui thread?</text:p>
      <text:p text:style-name="Normal"/>
      <text:p text:style-name="Normal">procesele pot rula pe masini diferite, pe cand thread-urile nu</text:p>
      <text:p text:style-name="Normal"/>
      <text:p text:style-name="Normal">12. Ce este o sectiune critica?</text:p>
      <text:p text:style-name="Normal"/>
      <text:p text:style-name="Normal">segment of code that is executed by multiple concurent thread or procceses</text:p>
      <text:p text:style-name="Normal">and which acces shared resources</text:p>
      <text:p text:style-name="Normal"/>
      <text:p text:style-name="Normal">13. De ce un thread trebuie sa verifice conditia la iesirea din apelul</text:p>
      <text:p text:style-name="Normal">pthread_cond_wait ?</text:p>
      <text:p text:style-name="Normal"/>
      <text:p text:style-name="Normal">a)spurious wakeups : poate reveni chiar si fara ca semnalul conditiei sa fie emis</text:p>
      <text:p text:style-name="Normal">b) mai multe thread-uri pot astepta aceeasi variabila de conditie</text:p>
      <text:p text:style-name="Normal">c) adaca thread-ul ar putea trece la executia secventei urmatoare fara ca conditia sa devina efectiv adevarata</text:p>
      <text:p text:style-name="Normal"/>
      <text:p text:style-name="Normal">14. Care va fi efectul inlocuirii apelurilor la pthread_mutex_lock</text:p>
      <text:p text:style-name="Normal">cu apeluri la pthread_rwlock_rdlock</text:p>
      <text:p text:style-name="Normal"/>
      <text:p text:style-name="Normal">pthread_rwlock_rdlock - lock a read-write lock object for reading</text:p>
      <text:p text:style-name="Normal"><text:s text:c="22"/>- functie pentru a obtine un lock de citire pe un thread read-write</text:p>
      <text:p text:style-name="Normal">un read-write lock permite mai multor thread-uri sa citeasca o resursa in acelasi timp, dar exclusiv accesul pentru scriere</text:p>
      <text:p text:style-name="Normal">un singur thread sa poate scrie la un moment dat</text:p>
      <text:p text:style-name="Normal"/>
      <text:p text:style-name="Normal">read_lock:</text:p>
      <text:p text:style-name="Normal">multiple read locks can be acquired by multiple threads at the sametime</text:p>
      <text:p text:style-name="Normal"/>
      <text:p text:style-name="Normal">write lock:</text:p>
      <text:p text:style-name="Normal">it cannot be read by another thread if they have a read lock implemented in them</text:p>
      <text:p text:style-name="Normal"/>
      <text:p text:style-name="Normal">Raspuns : Mai multe thread-uri pot sa citeasca/acceseze acea zona critica , dar doar unul poate sa scrie</text:p>
      <text:p text:style-name="Normal"/>
      <text:p text:style-name="Normal"/>
      <text:p text:style-name="Normal">15. Care este efectul apelului la pthread_barrier_wait pentu o bariera initiaizata cu 1?</text:p>
      <text:p text:style-name="Normal"/>
      <text:p text:style-name="Normal">Raspuns : cand dai pthread_barrier_init(.. , 1)</text:p>
      <text:p text:style-name="Normal">el iti face astfel incat cand ajunge un thread la el sa mearga mai departe</text:p>
      <text:p text:style-name="Normal">adica el trece imediat bariera</text:p>
      <text:p text:style-name="Normal"/>
      <text:p text:style-name="Normal">16. Cum se incrementeaza valoarea unui semaphor?</text:p>
      <text:p text:style-name="Normal"/>
      <text:p text:style-name="Normal">Decrementare : wait</text:p>
      <text:p text:style-name="Normal">Incrementare : post</text:p>
      <text:p text:style-name="Normal"/>
      <text:p text:style-name="Normal">17. <text:s/>Cum putem preveni deadlock-urile</text:p>
      <text:p text:style-name="Normal"/>
      <text:p text:style-name="Normal">Raspuns : recursive threads</text:p>
      <text:p text:style-name="Normal">pthread_mutex_attr rec;</text:p>
      <text:p text:style-name="Normal">setam la recusiv pthread_mutex_set_attr</text:p>
      <text:p text:style-name="Normal">pthread_mutex_init(&amp;mutex, rec);</text:p>
      <text:p text:style-name="Normal"/>
      <text:p text:style-name="Normal">18. Prin ce tranzitie de stare va trece un proces cand citeste dintr-un fisier?</text:p>
      <text:p text:style-name="Normal"/>
      <text:p text:style-name="Normal">a) stare initiala : procesul initiaza operatiunea de citire din fisier</text:p>
      <text:p text:style-name="Normal">b) tranzitie de la (running) la waiting : face cerere de citire din fisier</text:p>
      <text:p text:style-name="Normal">c) waiting : asteapta datele</text:p>
      <text:p text:style-name="Normal">d) tranzitie de la waiting la ready</text:p>
      <text:p text:style-name="Normal">e) tranzitie de la ready la running</text:p>
      <text:p text:style-name="Normal"/>
      <text:p text:style-name="Normal">19. Ce contine superblocul unui disc linux ?</text:p>
      <text:p text:style-name="Normal"/>
      <text:p text:style-name="Normal">super block - data structure</text:p>
      <text:p text:style-name="Normal">the block of the filesystem that has all the important metadata of the fyle sistem</text:p>
      <text:p text:style-name="Normal"/>
      <text:p text:style-name="Normal">20. Enumerati tipurile de adresare a blocurilor de date dintr-un i-nod</text:p>
      <text:p text:style-name="Normal"/>
      <text:p text:style-name="Normal">a) Direct addressing</text:p>
      <text:p text:style-name="Normal">b) Single indirect addressing</text:p>
      <text:p text:style-name="Normal">c) Double indirect addressing</text:p>
      <text:p text:style-name="Normal">d) Triple indirect addressing</text:p>
      <text:p text:style-name="Normal"/>
      <text:p text:style-name="Normal">pentru fisier mic se foloseste a)</text:p>
      <text:p text:style-name="Normal">cu cat se urca in dimensiunea fisierului se va folosi combinatii de a,b,c,d</text:p>
      <text:p text:style-name="Normal"/>
      <text:p text:style-name="Normal">1. Scrieti o expresie regulara care accepta linii care contin litera "a"</text:p>
      <text:p text:style-name="Normal">dar nu contin litera "b"</text:p>
      <text:p text:style-name="Normal"/>
      <text:p text:style-name="Normal">grep -E "[^b][a]*a[^b]*" filename</text:p>
      <text:p text:style-name="Normal"/>
      <text:p text:style-name="Normal">2. Care este numarul maxim de procese fiu create de fragmentul de cod</text:p>
      <text:p text:style-name="Normal">de mai jos care pot coexista simultan?</text:p>
      <text:p text:style-name="Normal"/>
      <text:p text:style-name="Normal">for(int i = 0 ; i &lt; 7 ; ++i)</text:p>
      <text:p text:style-name="Normal">{</text:p>
      <text:p text:style-name="Normal"><text:s text:c="4"/>if(fork() == 0){</text:p>
      <text:p text:style-name="Normal"><text:s text:c="8"/>sleep(rand % 10);</text:p>
      <text:p text:style-name="Normal"><text:s text:c="8"/>exit(0);</text:p>
      <text:p text:style-name="Normal"><text:s text:c="6"/>}</text:p>
      <text:p text:style-name="Normal"><text:s text:c="4"/>if(i % 3 == 0)wait(0);</text:p>
      <text:p text:style-name="Normal">}</text:p>
      <text:p text:style-name="Normal"/>
      <text:p text:style-name="Normal">i = 0 -&gt; fork() exit 0 -&gt; 2 procese existente , da si wait(0)</text:p>
      <text:p text:style-name="Normal">i = 1 -&gt; fork() exit 0 -&gt; 3 procese existente, nu da wait</text:p>
      <text:p text:style-name="Normal">..</text:p>
      <text:p text:style-name="Normal"/>
      <text:p text:style-name="Normal">4 procese existente maxim</text:p>
      <text:p text:style-name="Normal"/>
      <text:p text:style-name="Normal">3. Procesele A , B , C comunica prin fifo-urile X,Y,Z conform diagramei de mai jos</text:p>
      <text:p text:style-name="Normal">Schitati fragmentele de codpentru care fifo-urile sunt deschise in cele 3 procese</text:p>
      <text:p text:style-name="Normal"/>
      <text:p text:style-name="Normal">A -- X --&gt; B</text:p>
      <text:p text:style-name="Normal">B -- Y --&gt; C</text:p>
      <text:p text:style-name="Normal">C -- Z --&gt; A</text:p>
      <text:p text:style-name="Normal"/>
      <text:p text:style-name="Normal">mkfifo("X" , 0600);</text:p>
      <text:p text:style-name="Normal">mkfifo("Y" , 0600);</text:p>
      <text:p text:style-name="Normal">mkfifo("Z" , 0600);</text:p>
      <text:p text:style-name="Normal"/>
      <text:p text:style-name="Normal">// Proces A</text:p>
      <text:p text:style-name="Normal">a2b = open("X" , O_WRONLY);</text:p>
      <text:p text:style-name="Normal">c2a = open("Z" , O_RDONLY);</text:p>
      <text:p text:style-name="Normal">..</text:p>
      <text:p text:style-name="Normal">close(a2b);</text:p>
      <text:p text:style-name="Normal">close(c2a);</text:p>
      <text:p text:style-name="Normal"/>
      <text:p text:style-name="Normal">// Proces B</text:p>
      <text:p text:style-name="Normal"/>
      <text:p text:style-name="Normal">a2b = open("X" , O_RDONLY);</text:p>
      <text:p text:style-name="Normal">b2c = open("Y" , O_WRONLY);</text:p>
      <text:p text:style-name="Normal">..</text:p>
      <text:p text:style-name="Normal">close(a2b);</text:p>
      <text:p text:style-name="Normal">close(c2a);</text:p>
      <text:p text:style-name="Normal"/>
      <text:p text:style-name="Normal">// Proces C</text:p>
      <text:p text:style-name="Normal">c2a = open("Z" , O_WRONLY);</text:p>
      <text:p text:style-name="Normal">b2c = open("Y" , O_RDONLY);</text:p>
      <text:p text:style-name="Normal">..</text:p>
      <text:p text:style-name="Normal">close(c2a);</text:p>
      <text:p text:style-name="Normal">close(b2c);</text:p>
      <text:p text:style-name="Normal"/>
      <text:p text:style-name="Normal">4. Cate thread-uri ati folosi pentru a procesa un milion de fisiere?</text:p>
      <text:p text:style-name="Normal"/>
      <text:p text:style-name="Normal">Un numar egal de thread-uri cate core-uri are cpu-ul.</text:p>
      <text:p text:style-name="Normal"/>
      <text:p text:style-name="Normal">5. Dati un exemplu de valori pentru T, N1 , N2 si N3 pentru care programul</text:p>
      <text:p text:style-name="Normal">de mai jos se incheie.</text:p>
      <text:p text:style-name="Normal"/>
      <text:p text:style-name="Normal">pthread_barrier_t b1 , b2 , b3;</text:p>
      <text:p text:style-name="Normal"/>
      <text:p text:style-name="Normal">void* f1(void *a)</text:p>
      <text:p text:style-name="Normal">{</text:p>
      <text:p text:style-name="Normal"><text:s text:c="4"/>pthread_barrier_wait(&amp;b1);</text:p>
      <text:p text:style-name="Normal"><text:s text:c="4"/>return NULL;</text:p>
      <text:p text:style-name="Normal">}</text:p>
      <text:p text:style-name="Normal"/>
      <text:p text:style-name="Normal">void* f1(void *a)</text:p>
      <text:p text:style-name="Normal">{</text:p>
      <text:p text:style-name="Normal"><text:s text:c="4"/>pthread_barrier_wait(&amp;b2);</text:p>
      <text:p text:style-name="Normal"><text:s text:c="4"/>return NULL;</text:p>
      <text:p text:style-name="Normal">}</text:p>
      <text:p text:style-name="Normal"/>
      <text:p text:style-name="Normal">void* f1(void *a)</text:p>
      <text:p text:style-name="Normal">{</text:p>
      <text:p text:style-name="Normal"><text:s text:c="4"/>pthread_barrier_wait(&amp;b3);</text:p>
      <text:p text:style-name="Normal"><text:s text:c="4"/>return NULL;</text:p>
      <text:p text:style-name="Normal">}</text:p>
      <text:p text:style-name="Normal"/>
      <text:p text:style-name="Normal">int main()</text:p>
      <text:p text:style-name="Normal">{</text:p>
      <text:p text:style-name="Normal"><text:s text:c="4"/>int i;</text:p>
      <text:p text:style-name="Normal"><text:s text:c="4"/>pthread_t t[T][3];</text:p>
      <text:p text:style-name="Normal"/>
      <text:p text:style-name="Normal"/>
      <text:p text:style-name="Normal"><text:s text:c="4"/>pthread_barrier_init(&amp;b1 , N1);</text:p>
      <text:p text:style-name="Normal"><text:s text:c="4"/>pthread_barrier_init(&amp;b2 , N1);</text:p>
      <text:p text:style-name="Normal"><text:s text:c="4"/>pthread_barrier_init(&amp;b3 , N1);</text:p>
      <text:p text:style-name="Normal"/>
      <text:p text:style-name="Normal"><text:s text:c="2"/>for(int i = 0 ; i &lt; T ; ++i)</text:p>
      <text:p text:style-name="Normal"><text:s text:c="2"/>{</text:p>
      <text:p text:style-name="Normal"><text:s text:c="6"/>pthread_create(&amp;t[i][0] , NULL , f1 , NULL);</text:p>
      <text:p text:style-name="Normal"><text:s text:c="6"/>pthread_create(&amp;t[i][1] , NULL , f2 , NULL);</text:p>
      <text:p text:style-name="Normal"><text:s text:c="6"/>pthread_create(&amp;t[i][2] , NULL , f3 , NULL);</text:p>
      <text:p text:style-name="Normal"/>
      <text:p text:style-name="Normal"><text:s text:c="2"/>}</text:p>
      <text:p text:style-name="Normal"/>
      <text:p text:style-name="Normal"><text:s text:c="2"/>for(int i = 0 ; i &lt; T ; ++i)</text:p>
      <text:p text:style-name="Normal"><text:s text:c="2"/>{</text:p>
      <text:p text:style-name="Normal"><text:s text:c="6"/>pthread_join(t[i][0] , NULL);</text:p>
      <text:p text:style-name="Normal"><text:s text:c="6"/>pthread_join(t[i][1] , NULL);</text:p>
      <text:p text:style-name="Normal"><text:s text:c="6"/>pthread_join(t[i][2] , NULL);</text:p>
      <text:p text:style-name="Normal"><text:s text:c="2"/>}</text:p>
      <text:p text:style-name="Normal"/>
      <text:p text:style-name="Normal"><text:s text:c="2"/>pthread_barrier_destroy(&amp;b1);</text:p>
      <text:p text:style-name="Normal"><text:s text:c="2"/>pthread_barrier_destroy(&amp;b2);</text:p>
      <text:p text:style-name="Normal"><text:s text:c="2"/>pthread_barrier_destroy(&amp;b3);</text:p>
      <text:p text:style-name="Normal"/>
      <text:p text:style-name="Normal"><text:s text:c="2"/>return NULL;</text:p>
      <text:p text:style-name="P175">}</text:p>
      <text:p text:style-name="P176"/>
      <text:p text:style-name="P177">Raspuns : T = 3 , N1 = 3 , N2 = 3 , N3 = 3;</text:p>
      <text:p text:style-name="P178"/>
      <text:p text:style-name="Normal">6. De ce operatii I/o cauzeaza un proces sa treaca din starea</text:p>
      <text:p text:style-name="Normal">de RUN in starea de WAIT?</text:p>
      <text:p text:style-name="Normal"/>
      <text:p text:style-name="Normal">Majoritatea operatiilor I/O necesita acces pentru hardware</text:p>
      <text:p text:style-name="Normal">care sunt mai lente ca viteza procesorului, si nu blocheaza</text:p>
      <text:p text:style-name="Normal">procesorul pentru un proces care este in running, mai degraba il scoate</text:p>
      <text:p text:style-name="Normal">temporar si il baga in WAIT.</text:p>
      <text:p text:style-name="Normal"/>
      <text:p text:style-name="Normal">7. Cum se face calculul de adresa in alocare cu partii fixe absolute?</text:p>
      <text:p text:style-name="Normal"/>
      <text:p text:style-name="Normal">Will be exactly the physical address , to have fixed size.</text:p>
      <text:p text:style-name="Normal"/>
      <text:p text:style-name="Normal">8. Dati un avantaj si dezavantaj al politicii de plasare</text:p>
      <text:p text:style-name="Normal">First-Fit fata de Worst-fit.</text:p>
      <text:p text:style-name="Normal"/>
      <text:p text:style-name="Normal">First-Fit e mai rapid (avantaj)</text:p>
      <text:p text:style-name="Normal">nu face adresare fragmentata(dezavantaj)</text:p>
      <text:p text:style-name="Normal"/>
      <text:p text:style-name="Normal">9. Care este cea mai prioritara pagina de memorie pe care politica de inlocuire NRU ar alege-o</text:p>
      <text:p text:style-name="Normal">ca pagina victima?</text:p>
      <text:p text:style-name="Normal"/>
      <text:p text:style-name="Normal">NRU - not recently used</text:p>
      <text:p text:style-name="Normal">R: Not written not read</text:p>
      <text:p text:style-name="Normal"/>
      <text:p text:style-name="Normal">10. Considerand ca dimensiunea unui block este B si dimensiunea unei adrese este A,</text:p>
      <text:p text:style-name="Normal">cate blocuri de date sunt adresa de indirectarea tripla a</text:p>
      <text:p text:style-name="Normal">unui i-nod?</text:p>
      <text:p text:style-name="Normal"/>
      <text:p text:style-name="Normal">r: (B / A) ^ 3</text:p>
      <text:p text:style-name="Normal">1. Give a regular expression that matches any even-length</text:p>
      <text:p text:style-name="Normal">sequence of lower-case words separated by spaces , if for each word</text:p>
      <text:p text:style-name="Normal">its length and its position in the sequence are either both odd or both</text:p>
      <text:p text:style-name="Normal">even.</text:p>
      <text:p text:style-name="Normal"/>
      <text:p text:style-name="Normal">ex : the 5-t has to be odd , and the 16 has to be even</text:p>
      <text:p text:style-name="Normal"/>
      <text:p text:style-name="Normal">grep -E '^((\b[a-z]{1,3}\b \b[a-z]{4,}\b) | (\b[a-z]{4,}\b \b[a-z]{1,3}\b) )*$'</text:p>
      <text:p text:style-name="Normal"/>
      <text:p text:style-name="Normal">2. When would you load into memory the pages of a aprocess that is just starting?</text:p>
      <text:p text:style-name="Normal"/>
      <text:p text:style-name="Normal">a)Pre-everything : is slower to load them</text:p>
      <text:p text:style-name="Normal">b)Load when you have something to do with it</text:p>
      <text:p text:style-name="Normal"/>
      <text:p text:style-name="Normal">3. Considering that the size of a block is B and the size of an address isA, how many data blocks are addressed by the double indirect addressing of an i-node?</text:p>
      <text:p text:style-name="Normal"/>
      <text:p text:style-name="Normal">r: (B/A) ^ 2</text:p>
      <text:p text:style-name="Normal"/>
      <text:p text:style-name="Normal">4. What state transition will a process undergo when it calls</text:p>
      <text:p text:style-name="Normal">sem_wait and under what conditions?</text:p>
      <text:p text:style-name="Normal">Justify your answer.</text:p>
      <text:p text:style-name="Normal"/>
      <text:p text:style-name="Normal">r: From running to waiting, se decrementeaza semaforul cu 1</text:p>
      <text:p text:style-name="Normal">cand semaforul devine 0 , procesul a astepta</text:p>
      <text:p text:style-name="Normal"/>
      <text:p text:style-name="Normal">5. Give example of T,N1 , N2 , N3 for this to run :</text:p>
      <text:p text:style-name="Normal"/>
      <text:p text:style-name="Normal">pthread_barrier_t b1, b2;</text:p>
      <text:p text:style-name="Normal"/>
      <text:p text:style-name="Normal">void* f1(void* a)</text:p>
      <text:p text:style-name="Normal">{</text:p>
      <text:p text:style-name="Normal"><text:s text:c="8"/>pthread_barrier_wait(&amp;b1);</text:p>
      <text:p text:style-name="Normal"><text:s text:c="8"/>return NULL;</text:p>
      <text:p text:style-name="Normal">}</text:p>
      <text:p text:style-name="Normal"/>
      <text:p text:style-name="Normal">void* f2(void* a)</text:p>
      <text:p text:style-name="Normal">{</text:p>
      <text:p text:style-name="Normal"><text:s text:c="8"/>pthread_barrier_wait(&amp;b2);</text:p>
      <text:p text:style-name="Normal"><text:s text:c="8"/>return NULL;</text:p>
      <text:p text:style-name="Normal">}</text:p>
      <text:p text:style-name="Normal"/>
      <text:p text:style-name="Normal">int main()</text:p>
      <text:p text:style-name="Normal">{</text:p>
      <text:p text:style-name="Normal"><text:s text:c="8"/>int i;</text:p>
      <text:p text:style-name="Normal"><text:s text:c="8"/>pthread_t t[T][2];</text:p>
      <text:p text:style-name="Normal"/>
      <text:p text:style-name="Normal"><text:s text:c="8"/>pthread_barrier_init(&amp;b1, NULL, N1);</text:p>
      <text:p text:style-name="Normal"><text:s text:c="8"/>pthread_barrier_init(&amp;b2, NULL, N2);</text:p>
      <text:p text:style-name="Normal"><text:s text:c="8"/>for (i = 0; i &lt; T; i++)</text:p>
      <text:p text:style-name="Normal"><text:s text:c="8"/>{</text:p>
      <text:p text:style-name="Normal"><text:s text:c="16"/>pthread_create(&amp;t[i][0], NULL, f1, NULL);</text:p>
      <text:p text:style-name="Normal"><text:s text:c="16"/>pthread_create(&amp;t[i][1], NULL, f2, NULL);</text:p>
      <text:p text:style-name="Normal"><text:s text:c="8"/>}</text:p>
      <text:p text:style-name="Normal"><text:s text:c="8"/>for (i = 0; i &lt; T; i++)</text:p>
      <text:p text:style-name="Normal"><text:s text:c="8"/>{</text:p>
      <text:p text:style-name="Normal"><text:s text:c="16"/>pthread_join(t[i][0], NULL);</text:p>
      <text:p text:style-name="Normal"><text:s text:c="16"/>pthread_join(t[i][1], NULL);</text:p>
      <text:p text:style-name="Normal"><text:s text:c="8"/>}</text:p>
      <text:p text:style-name="Normal"><text:s text:c="8"/>pthread_barrier_destroy(&amp;b1);</text:p>
      <text:p text:style-name="Normal"><text:s text:c="8"/>pthread_barrier_destroy(&amp;b2);</text:p>
      <text:p text:style-name="Normal"><text:s text:c="8"/>return NULL;</text:p>
      <text:p text:style-name="Normal">}</text:p>
      <text:p text:style-name="Normal"/>
      <text:p text:style-name="Normal">solution:</text:p>
      <text:p text:style-name="Normal">T = 1, N1 = 1, N2 = 1, N3 = 1</text:p>
      <text:p text:style-name="Normal">even tho N3 doesn't exist</text:p>
      <text:p text:style-name="Normal"/>
      <text:p text:style-name="Normal">6. What could happen if function f were executed by</text:p>
      <text:p text:style-name="Normal">several simultaneous threads? Why?</text:p>
      <text:p text:style-name="Normal"/>
      <text:p text:style-name="Normal">pthread_mutex_t m[2];</text:p>
      <text:p text:style-name="Normal">void* f(void* p)</text:p>
      <text:p text:style-name="Normal">{</text:p>
      <text:p text:style-name="Normal"><text:s text:c="8"/>int id = (int) p;</text:p>
      <text:p text:style-name="Normal"><text:s text:c="8"/>pthread_mutex_t* first = &amp;m[id % 2];</text:p>
      <text:p text:style-name="Normal"><text:s text:c="8"/>pthread_mutex_t* second = &amp;m[(id + 1) % 2];</text:p>
      <text:p text:style-name="Normal"/>
      <text:p text:style-name="Normal"><text:s text:c="8"/>pthread_mutex_lock(first);</text:p>
      <text:p text:style-name="Normal"><text:s text:c="8"/>pthread_mutex_lock(second);</text:p>
      <text:p text:style-name="Normal"><text:s text:c="8"/>...</text:p>
      <text:p text:style-name="Normal"><text:s text:c="8"/>pthread_mutex_unlock(second);</text:p>
      <text:p text:style-name="Normal"><text:s text:c="8"/>pthread_mutex_unlock(first);</text:p>
      <text:p text:style-name="Normal">}</text:p>
      <text:p text:style-name="Normal"/>
      <text:p text:style-name="Normal">R : poate sa apara deadlock</text:p>
      <text:p text:style-name="Normal"/>
      <text:p text:style-name="Normal">7. What can you do as a software developer to prevent deadlocks</text:p>
      <text:p text:style-name="Normal"/>
      <text:p text:style-name="Normal">R : sa elimin muchia care realizeaza ciclul in graful de wait-uri</text:p>
      <text:p text:style-name="Normal">adica sa aleg o ordine in care lock-urile si unlock-urile sa fie in aceeasi ordine</text:p>
      <text:p text:style-name="Normal"/>
      <text:p text:style-name="Normal">8. What will be the effect of replacing calls</text:p>
      <text:p text:style-name="Normal">to pthread_mutex_lock with calls to sem_post?</text:p>
      <text:p text:style-name="Normal"/>
      <text:p text:style-name="Normal">r: pthread_mutex_lock : iti da lock la un mutex , adica lasa un sigur thread sa acceseze sectiunea critica</text:p>
      <text:p text:style-name="Normal">sem_post : incrementeaza semaforul</text:p>
      <text:p text:style-name="Normal"/>
      <text:p text:style-name="Normal">incorrect use of syncronization</text:p>
      <text:p text:style-name="Normal"/>
      <text:p text:style-name="Normal">9. 3 function calls that ensure mutual exclusion</text:p>
      <text:p text:style-name="Normal"/>
      <text:p text:style-name="Normal">a) pthread_mutex_lock / unlock</text:p>
      <text:p text:style-name="Normal">b) sem_wait/post</text:p>
      <text:p text:style-name="Normal">c) atomic operations</text:p>
      <text:p text:style-name="Normal"/>
      <text:p text:style-name="Normal">10. Whatis a critical section</text:p>
      <text:p text:style-name="Normal"/>
      <text:p text:style-name="Normal">a section where multiple threads/proces share resources</text:p>
      <text:p text:style-name="Normal"/>
      <text:p text:style-name="Normal">11. When would you use execv instead of execl?</text:p>
      <text:p text:style-name="Normal"/>
      <text:p text:style-name="Normal">execl : takes a variable number of arguments where each argument is</text:p>
      <text:p text:style-name="Normal">passed as separate parameter in the function call</text:p>
      <text:p text:style-name="Normal"/>
      <text:p text:style-name="Normal">execv : takes a single array of pointers to null terminated strings</text:p>
      <text:p text:style-name="Normal"/>
      <text:p text:style-name="Normal">R: when you have a fixed number of arguments-&gt;execl</text:p>
      <text:p text:style-name="Normal">when you have a dynamic array -&gt;execv</text:p>
      <text:p text:style-name="Normal"/>
      <text:p text:style-name="Normal">12. How many FIFOs can a process open for reading if the FIFOs are and will ever be used by other processes only for writing?</text:p>
      <text:p text:style-name="Normal"/>
      <text:p text:style-name="Normal">R: no restrict as long as system limits are not exceded</text:p>
      <text:p text:style-name="Normal"/>
      <text:p text:style-name="Normal">13. Explain why the file descriptor returned by popen must be closed with pclose instead of fclose.</text:p>
      <text:p text:style-name="Normal"/>
      <text:p text:style-name="Normal">r:</text:p>
      <text:p text:style-name="Normal">popen : open a pipe , returns a FILE pointer</text:p>
      <text:p text:style-name="Normal">this is not a traditional file descriptor and is more high-level</text:p>
      <text:p text:style-name="Normal"/>
      <text:p text:style-name="Normal">14. What will the fragment below print? Justify your answer.</text:p>
      <text:p text:style-name="Normal"/>
      <text:p text:style-name="Normal">execl("expr", "expr", "1", "+", "1", NULL);</text:p>
      <text:p text:style-name="Normal">execlp("echo", "echo", "3", NULL);</text:p>
      <text:p text:style-name="Normal">printf("4\n");</text:p>
      <text:p text:style-name="Normal"/>
      <text:p text:style-name="Normal">r: 2 , 3 , 4</text:p>
      <text:p text:style-name="Normal"/>
      <text:p text:style-name="Normal">15: Give three ways of finding the size of a file on the linux command line.</text:p>
      <text:p text:style-name="Normal"/>
      <text:p text:style-name="P179">ls -l</text:p>
      <text:p text:style-name="P180">stat file</text:p>
      <text:p text:style-name="P181">du -b file</text:p>
      <text:p text:style-name="P182"/>
      <text:p text:style-name="Normal">16. Draw the hierarchy of processes created by the code below, including the parent process.</text:p>
      <text:p text:style-name="Normal"/>
      <text:p text:style-name="Normal">for (i = 0; i &lt; 3; i++)</text:p>
      <text:p text:style-name="Normal">{</text:p>
      <text:p text:style-name="Normal"><text:s text:c="8"/>if (fork() &gt; 0)</text:p>
      <text:p text:style-name="Normal"><text:s text:c="8"/>{</text:p>
      <text:p text:style-name="Normal"><text:s text:c="16"/>wait(0);</text:p>
      <text:p text:style-name="Normal"><text:s text:c="16"/>wait(0);</text:p>
      <text:p text:style-name="Normal"><text:s text:c="16"/>exit(0);</text:p>
      <text:p text:style-name="Normal"><text:s text:c="8"/>}</text:p>
      <text:p text:style-name="Normal">}</text:p>
      <text:p text:style-name="Normal"/>
      <text:p text:style-name="Normal">solution:</text:p>
      <text:p text:style-name="Normal">p -&gt; c1</text:p>
      <text:p text:style-name="Normal">c1 -&gt; c2</text:p>
      <text:p text:style-name="Normal">c2 -&gt; c3</text:p>
      <text:p text:style-name="Normal"/>
      <text:p text:style-name="Normal">17. Write two SED commands that display a file's lines deleting the first non-empty sequence of lower-case letters.</text:p>
      <text:p text:style-name="Normal"/>
      <text:p text:style-name="Normal">solution:</text:p>
      <text:p text:style-name="Normal"/>
      <text:p text:style-name="Normal">sed 's/^[a-z]\{1,\}//' input_file</text:p>
      <text:p text:style-name="Normal">sed 's/^.*$//' input_file</text:p>
      <text:p text:style-name="Normal"/>
      <text:p text:style-name="Normal">18.</text:p>
      <text:p text:style-name="Normal">Write an AWK command that displays the sum of all the numbers in a text file whose lines consist of sequences of digits separated by spaces.</text:p>
      <text:p text:style-name="Normal"/>
      <text:p text:style-name="Normal">solution:</text:p>
      <text:p text:style-name="Normal"><text:s/>awk '{</text:p>
      <text:p text:style-name="Normal"><text:s text:c="4"/>for (i=1; i&lt;=NF; i++) { sum += $i; }</text:p>
      <text:p text:style-name="Normal">}</text:p>
      <text:p text:style-name="Normal">END {</text:p>
      <text:p text:style-name="Normal"><text:s text:c="4"/>print sum;</text:p>
      <text:p text:style-name="Normal">}' file</text:p>
      <text:p text:style-name="Normal"/>
      <text:p text:style-name="Normal">19. Give three GREP commands that display the lines of a file which consist exclusively</text:p>
      <text:p text:style-name="Normal">of a non-empty sequence of alternating leters and digits (ex: a0g or 1r5m)</text:p>
      <text:p text:style-name="Normal"/>
      <text:p text:style-name="Normal">solution:</text:p>
      <text:p text:style-name="Normal"/>
      <text:p text:style-name="Normal">grep '^[[0-9a-zA-Z]][[0-9]][[0-9a-zA-Z]]*$' file.tx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îndrilă Răzvan</meta:initial-creator>
    <dc:creator>Mîndrilă Răzvan</dc:creator>
    <meta:creation-date>2024-06-26T12:24:00Z</meta:creation-date>
    <dc:date>2024-06-26T12:37:00Z</dc:date>
    <meta:template xlink:href="Normal" xlink:type="simple"/>
    <meta:editing-cycles>2</meta:editing-cycles>
    <meta:editing-duration>PT780S</meta:editing-duration>
    <meta:document-statistic meta:page-count="1" meta:paragraph-count="99" meta:word-count="7468" meta:character-count="49942" meta:row-count="354" meta:non-whitespace-character-count="42573"/>
  </office:meta>
</office:document-meta>
</file>